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 style:master-page-name="Standard">
      <style:table-properties style:width="17.754cm" fo:margin-left="-2.501cm" style:page-number="auto" table:align="left" style:writing-mode="lr-tb"/>
    </style:style>
    <style:style style:name="Tabela1.A" style:family="table-column">
      <style:table-column-properties style:column-width="4.501cm"/>
    </style:style>
    <style:style style:name="Tabela1.B" style:family="table-column">
      <style:table-column-properties style:column-width="0.501cm"/>
    </style:style>
    <style:style style:name="Tabela1.C" style:family="table-column">
      <style:table-column-properties style:column-width="4.001cm"/>
    </style:style>
    <style:style style:name="Tabela1.D" style:family="table-column">
      <style:table-column-properties style:column-width="2cm"/>
    </style:style>
    <style:style style:name="Tabela1.F" style:family="table-column">
      <style:table-column-properties style:column-width="4.75cm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top" style:border-line-width-bottom="0.106cm 0.026cm 0.026cm" fo:padding-left="0.191cm" fo:padding-right="0.191cm" fo:padding-top="0cm" fo:padding-bottom="0cm" fo:border-left="none" fo:border-right="none" fo:border-top="none" fo:border-bottom="4.5pt double #000000" style:writing-mode="lr-tb"/>
    </style:style>
    <style:style style:name="Tabela1.A2" style:family="table-cell">
      <style:table-cell-properties style:vertical-align="top" style:border-line-width-top="0.106cm 0.026cm 0.026cm" fo:padding-left="0.191cm" fo:padding-right="0.191cm" fo:padding-top="0cm" fo:padding-bottom="0cm" fo:border-left="none" fo:border-right="none" fo:border-top="4.5pt double #000000" fo:border-bottom="none" style:writing-mode="lr-tb"/>
    </style:style>
    <style:style style:name="Tabela1.3" style:family="table-row">
      <style:table-row-properties style:row-height="0.642cm" fo:keep-together="always"/>
    </style:style>
    <style:style style:name="Tabela1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.4" style:family="table-row">
      <style:table-row-properties style:row-height="0.953cm" fo:keep-together="always"/>
    </style:style>
    <style:style style:name="Tabela1.A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.C4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dotted #000000" style:writing-mode="lr-tb"/>
    </style:style>
    <style:style style:name="Tabela1.A5" style:family="table-cell">
      <style:table-cell-properties style:vertical-align="middle" style:border-line-width-bottom="0.106cm 0.026cm 0.026cm" fo:padding-left="0.191cm" fo:padding-right="0.191cm" fo:padding-top="0cm" fo:padding-bottom="0cm" fo:border-left="none" fo:border-right="none" fo:border-top="none" fo:border-bottom="4.5pt double #000000" style:writing-mode="lr-tb"/>
    </style:style>
    <style:style style:name="Tabela1.6" style:family="table-row">
      <style:table-row-properties style:row-height="1.164cm" fo:keep-together="always"/>
    </style:style>
    <style:style style:name="Tabela1.A6" style:family="table-cell">
      <style:table-cell-properties style:vertical-align="middle" style:border-line-width-top="0.106cm 0.026cm 0.026cm" fo:padding-left="0.191cm" fo:padding-right="0.191cm" fo:padding-top="0cm" fo:padding-bottom="0cm" fo:border-left="none" fo:border-right="none" fo:border-top="4.5pt double #000000" fo:border-bottom="none" style:writing-mode="lr-tb"/>
    </style:style>
    <style:style style:name="Tabela1.C6" style:family="table-cell">
      <style:table-cell-properties style:vertical-align="middle" style:border-line-width-top="0.106cm 0.026cm 0.026cm" fo:padding-left="0.191cm" fo:padding-right="0.191cm" fo:padding-top="0cm" fo:padding-bottom="0cm" fo:border-left="none" fo:border-right="none" fo:border-top="4.5pt double #000000" fo:border-bottom="0.5pt dotted #000000" style:writing-mode="lr-tb"/>
    </style:style>
    <style:style style:name="Tabela1.C7" style:family="table-cell">
      <style:table-cell-properties style:vertical-align="middle" fo:padding-left="0.191cm" fo:padding-right="0.191cm" fo:padding-top="0cm" fo:padding-bottom="0cm" fo:border-left="none" fo:border-right="none" fo:border-top="0.5pt dotted #000000" fo:border-bottom="0.5pt dotted #000000" style:writing-mode="lr-tb"/>
    </style:style>
    <style:style style:name="Tabela1.8" style:family="table-row">
      <style:table-row-properties style:min-row-height="1.425cm" fo:keep-together="always"/>
    </style:style>
    <style:style style:name="Tabela1.C8" style:family="table-cell">
      <style:table-cell-properties style:vertical-align="middle" fo:padding-left="0.191cm" fo:padding-right="0.191cm" fo:padding-top="0cm" fo:padding-bottom="0cm" fo:border-left="none" fo:border-right="none" fo:border-top="0.5pt dotted #000000" fo:border-bottom="none" style:writing-mode="lr-tb"/>
    </style:style>
    <style:style style:name="Tabela1.9" style:family="table-row">
      <style:table-row-properties style:row-height="1.245cm" fo:keep-together="always"/>
    </style:style>
    <style:style style:name="Tabela1.10" style:family="table-row">
      <style:table-row-properties style:row-height="0.7cm" fo:keep-together="always"/>
    </style:style>
    <style:style style:name="Tabela1.11" style:family="table-row">
      <style:table-row-properties style:row-height="1.662cm" fo:keep-together="always"/>
    </style:style>
    <style:style style:name="Tabela1.13" style:family="table-row">
      <style:table-row-properties style:row-height="2.027cm" fo:keep-together="always"/>
    </style:style>
    <style:style style:name="Tabela1.14" style:family="table-row">
      <style:table-row-properties style:row-height="0.917cm" fo:keep-together="always"/>
    </style:style>
    <style:style style:name="Tabela1.15" style:family="table-row">
      <style:table-row-properties style:row-height="1.101cm" fo:keep-together="always"/>
    </style:style>
    <style:style style:name="Tabela1.B15" style:family="table-cell">
      <style:table-cell-properties style:vertical-align="top" fo:padding-left="0.191cm" fo:padding-right="0.191cm" fo:padding-top="0cm" fo:padding-bottom="0cm" fo:border-left="none" fo:border-right="none" fo:border-top="none" fo:border-bottom="0.5pt dotted #000000" style:writing-mode="lr-tb"/>
    </style:style>
    <style:style style:name="Tabela1.16" style:family="table-row">
      <style:table-row-properties style:row-height="0.847cm" fo:keep-together="always"/>
    </style:style>
    <style:style style:name="Tabela1.17" style:family="table-row">
      <style:table-row-properties style:row-height="2cm" fo:keep-together="always"/>
    </style:style>
    <style:style style:name="Tabela1.A17" style:family="table-cell">
      <style:table-cell-properties style:vertical-align="top" style:border-line-width-top="0.106cm 0.026cm 0.026cm" fo:padding-left="0.191cm" fo:padding-right="0.191cm" fo:padding-top="0cm" fo:padding-bottom="0cm" fo:border-left="none" fo:border-right="none" fo:border-top="4.5pt double #000000" fo:border-bottom="0.5pt solid #000000" style:writing-mode="lr-tb"/>
    </style:style>
    <style:style style:name="Tabela1.A18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2" style:family="table">
      <style:table-properties style:width="14.744cm" fo:margin-left="-0.123cm" table:align="left" style:writing-mode="lr-tb"/>
    </style:style>
    <style:style style:name="Tabela2.A" style:family="table-column">
      <style:table-column-properties style:column-width="7.362cm"/>
    </style:style>
    <style:style style:name="Tabela2.B" style:family="table-column">
      <style:table-column-properties style:column-width="7.382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2.2" style:family="table-row">
      <style:table-row-properties style:min-row-height="1cm" fo:keep-together="always"/>
    </style:style>
    <style:style style:name="Tabela2.A3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ela3" style:family="table">
      <style:table-properties style:width="14.744cm" fo:margin-left="-0.123cm" table:align="left" style:writing-mode="lr-tb"/>
    </style:style>
    <style:style style:name="Tabela3.A" style:family="table-column">
      <style:table-column-properties style:column-width="7.362cm"/>
    </style:style>
    <style:style style:name="Tabela3.B" style:family="table-column">
      <style:table-column-properties style:column-width="7.382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.2" style:family="table-row">
      <style:table-row-properties style:min-row-height="1cm" fo:keep-together="always"/>
    </style:style>
    <style:style style:name="Tabela3.A3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ela4" style:family="table">
      <style:table-properties style:width="11.278cm" table:align="center" style:writing-mode="lr-tb"/>
    </style:style>
    <style:style style:name="Tabela4.A" style:family="table-column">
      <style:table-column-properties style:column-width="0.866cm"/>
    </style:style>
    <style:style style:name="Tabela4.B" style:family="table-column">
      <style:table-column-properties style:column-width="3.903cm"/>
    </style:style>
    <style:style style:name="Tabela4.C" style:family="table-column">
      <style:table-column-properties style:column-width="3.986cm"/>
    </style:style>
    <style:style style:name="Tabela4.D" style:family="table-column">
      <style:table-column-properties style:column-width="2.522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Tabela4.D1" style:family="table-cell">
      <style:table-cell-properties style:vertical-align="top" fo:padding-left="0.191cm" fo:padding-right="0.191cm" fo:padding-top="0cm" fo:padding-bottom="0cm" fo:border-left="0.5pt solid #000000" fo:border-right="1.5pt solid #000000" fo:border-top="1.5pt solid #000000" fo:border-bottom="1.5pt solid #000000" style:writing-mode="lr-tb"/>
    </style:style>
    <style:style style:name="Tabela4.A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5pt solid #000000" style:writing-mode="lr-tb"/>
    </style:style>
    <style:style style:name="Tabela4.B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4.D2" style:family="table-cell">
      <style:table-cell-properties style:vertical-align="top" fo:padding-left="0.191cm" fo:padding-right="0.191cm" fo:padding-top="0cm" fo:padding-bottom="0cm" fo:border-left="0.5pt solid #000000" fo:border-right="1.5pt solid #000000" fo:border-top="none" fo:border-bottom="0.5pt solid #000000" style:writing-mode="lr-tb"/>
    </style:style>
    <style:style style:name="Tabela4.A3" style:family="table-cell">
      <style:table-cell-properties style:vertical-align="top" fo:padding-left="0.191cm" fo:padding-right="0.191cm" fo:padding-top="0cm" fo:padding-bottom="0cm" fo:border-left="1.5pt solid #000000" fo:border-right="none" fo:border-top="0.5pt solid #000000" fo:border-bottom="0.5pt solid #000000" style:writing-mode="lr-tb"/>
    </style:style>
    <style:style style:name="Tabela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.D3" style:family="table-cell">
      <style:table-cell-properties style:vertical-align="top" fo:padding-left="0.191cm" fo:padding-right="0.191cm" fo:padding-top="0cm" fo:padding-bottom="0cm" fo:border-left="0.5pt solid #000000" fo:border-right="1.5pt solid #000000" fo:border-top="0.5pt solid #000000" fo:border-bottom="0.5pt solid #000000" style:writing-mode="lr-tb"/>
    </style:style>
    <style:style style:name="Tabela4.A4" style:family="table-cell">
      <style:table-cell-properties style:vertical-align="top" fo:padding-left="0.191cm" fo:padding-right="0.191cm" fo:padding-top="0cm" fo:padding-bottom="0cm" fo:border-left="1.5pt solid #000000" fo:border-right="none" fo:border-top="0.5pt solid #000000" fo:border-bottom="none" style:writing-mode="lr-tb"/>
    </style:style>
    <style:style style:name="Tabela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ela4.D4" style:family="table-cell">
      <style:table-cell-properties style:vertical-align="top" fo:padding-left="0.191cm" fo:padding-right="0.191cm" fo:padding-top="0cm" fo:padding-bottom="0cm" fo:border-left="0.5pt solid #000000" fo:border-right="1.5pt solid #000000" fo:border-top="0.5pt solid #000000" fo:border-bottom="none" style:writing-mode="lr-tb"/>
    </style:style>
    <style:style style:name="Tabela4.A5" style:family="table-cell">
      <style:table-cell-properties style:vertical-align="top" fo:padding-left="0.191cm" fo:padding-right="0.191cm" fo:padding-top="0cm" fo:padding-bottom="0cm" fo:border-left="1.5pt solid #000000" fo:border-right="none" fo:border-top="0.5pt solid #000000" fo:border-bottom="1.5pt solid #000000" style:writing-mode="lr-tb"/>
    </style:style>
    <style:style style:name="Tabela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Tabela4.D5" style:family="table-cell">
      <style:table-cell-properties style:vertical-align="top" fo:padding-left="0.191cm" fo:padding-right="0.191cm" fo:padding-top="0cm" fo:padding-bottom="0cm" fo:border-left="0.5pt solid #000000" fo:border-right="1.5pt solid #000000" fo:border-top="0.5pt solid #000000" fo:border-bottom="1.5pt solid #000000" style:writing-mode="lr-tb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font-size="11pt" fo:font-weight="bold" style:font-size-asian="11pt" style:font-weight-asian="bold" style:font-weight-complex="bold"/>
    </style:style>
    <style:style style:name="P4" style:family="paragraph" style:parent-style-name="Standard">
      <style:paragraph-properties fo:line-height="150%"/>
      <style:text-properties fo:font-size="11pt" officeooo:paragraph-rsid="001e33f2" style:font-size-asian="11pt" style:font-size-complex="11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letter-spacing="0.071cm"/>
    </style:style>
    <style:style style:name="P7" style:family="paragraph" style:parent-style-name="Standard">
      <style:text-properties fo:letter-spacing="0.035cm" fo:font-weight="bold" style:font-weight-asian="bold" style:font-weight-complex="bold"/>
    </style:style>
    <style:style style:name="P8" style:family="paragraph" style:parent-style-name="Standard">
      <style:paragraph-properties fo:line-height="150%"/>
      <style:text-properties officeooo:paragraph-rsid="001e33f2"/>
    </style:style>
    <style:style style:name="P9" style:family="paragraph" style:parent-style-name="Standard">
      <style:paragraph-properties style:snap-to-layout-grid="false"/>
      <style:text-properties fo:font-size="8pt" style:font-size-asian="8pt"/>
    </style:style>
    <style:style style:name="P10" style:family="paragraph" style:parent-style-name="Standard">
      <style:paragraph-properties style:snap-to-layout-grid="false"/>
    </style:style>
    <style:style style:name="P11" style:family="paragraph" style:parent-style-name="Standard">
      <style:text-properties fo:font-size="12pt" style:font-size-asian="12pt"/>
    </style:style>
    <style:style style:name="P12" style:family="paragraph" style:parent-style-name="Standard">
      <style:paragraph-properties fo:text-align="end" style:justify-single-word="false" fo:break-before="page"/>
    </style:style>
    <style:style style:name="P13" style:family="paragraph" style:parent-style-name="Zwykły">
      <style:paragraph-properties fo:break-before="page"/>
      <style:text-properties officeooo:rsid="0026f4a1" officeooo:paragraph-rsid="0026f4a1"/>
    </style:style>
    <style:style style:name="P14" style:family="paragraph" style:parent-style-name="Dodatek">
      <style:paragraph-properties fo:break-before="page"/>
    </style:style>
    <style:style style:name="P15" style:family="paragraph" style:parent-style-name="Nagłówek_20_streszczenia">
      <style:paragraph-properties fo:break-before="page"/>
    </style:style>
    <style:style style:name="P16" style:family="paragraph" style:parent-style-name="Standard">
      <style:paragraph-properties fo:margin-top="0.635cm" fo:margin-bottom="0cm" loext:contextual-spacing="false" fo:text-align="center" style:justify-single-word="false"/>
      <style:text-properties fo:font-size="8pt" style:font-size-asian="8pt"/>
    </style:style>
    <style:style style:name="P17" style:family="paragraph" style:parent-style-name="Zwykły">
      <style:paragraph-properties fo:line-height="100%"/>
    </style:style>
    <style:style style:name="P18" style:family="paragraph" style:parent-style-name="Zwykły">
      <style:paragraph-properties fo:line-height="100%" fo:text-align="center" style:justify-single-word="false"/>
      <style:text-properties fo:font-size="18pt" fo:letter-spacing="0.247cm" fo:font-weight="bold" style:font-size-asian="18pt" style:font-weight-asian="bold" style:font-size-complex="18pt"/>
    </style:style>
    <style:style style:name="P19" style:family="paragraph" style:parent-style-name="Zwykły">
      <style:paragraph-properties fo:line-height="100%"/>
      <style:text-properties fo:font-variant="small-caps" fo:font-weight="bold" style:font-weight-asian="bold"/>
    </style:style>
    <style:style style:name="P20" style:family="paragraph" style:parent-style-name="Zwykły">
      <style:paragraph-properties fo:line-height="100%"/>
      <style:text-properties fo:font-variant="small-caps" fo:font-weight="bold" style:font-weight-asian="bold" style:font-size-complex="12pt"/>
    </style:style>
    <style:style style:name="P21" style:family="paragraph" style:parent-style-name="Zwykły">
      <style:paragraph-properties fo:line-height="100%" fo:text-align="center" style:justify-single-word="false"/>
      <style:text-properties fo:font-variant="small-caps" fo:font-weight="bold" style:font-weight-asian="bold" style:font-size-complex="12pt"/>
    </style:style>
    <style:style style:name="P22" style:family="paragraph" style:parent-style-name="Zwykły">
      <style:paragraph-properties fo:line-height="100%" fo:text-align="start" style:justify-single-word="false"/>
      <style:text-properties fo:font-variant="small-caps" fo:font-size="15pt" fo:font-style="italic" fo:font-weight="bold" officeooo:paragraph-rsid="001aa967" style:font-size-asian="15pt" style:font-style-asian="italic" style:font-weight-asian="bold" style:font-size-complex="15pt"/>
    </style:style>
    <style:style style:name="P23" style:family="paragraph" style:parent-style-name="Zwykły">
      <style:paragraph-properties fo:line-height="100%" fo:text-align="start" style:justify-single-word="false"/>
      <style:text-properties fo:font-variant="small-caps" fo:font-size="15pt" fo:language="en" fo:country="US" fo:font-style="italic" fo:font-weight="bold" officeooo:paragraph-rsid="001aa967" style:font-size-asian="15pt" style:font-style-asian="italic" style:font-weight-asian="bold" style:font-size-complex="15pt"/>
    </style:style>
    <style:style style:name="P24" style:family="paragraph" style:parent-style-name="Zwykły">
      <style:paragraph-properties fo:line-height="100%" style:snap-to-layout-grid="false"/>
      <style:text-properties fo:font-variant="small-caps"/>
    </style:style>
    <style:style style:name="P25" style:family="paragraph" style:parent-style-name="Zwykły">
      <style:paragraph-properties fo:line-height="100%"/>
      <style:text-properties fo:font-variant="small-caps" fo:font-size="9pt" style:font-size-asian="9pt" style:font-size-complex="9pt"/>
    </style:style>
    <style:style style:name="P26" style:family="paragraph" style:parent-style-name="Zwykły">
      <style:paragraph-properties fo:line-height="100%" fo:text-align="center" style:justify-single-word="false"/>
      <style:text-properties fo:font-variant="small-caps" fo:font-size="9pt" style:font-size-asian="9pt" style:font-size-complex="9pt"/>
    </style:style>
    <style:style style:name="P27" style:family="paragraph" style:parent-style-name="Zwykły">
      <style:paragraph-properties fo:line-height="100%" fo:text-align="center" style:justify-single-word="false" style:snap-to-layout-grid="false"/>
      <style:text-properties fo:font-variant="small-caps" fo:font-size="9pt" style:font-size-asian="9pt" style:font-size-complex="9pt"/>
    </style:style>
    <style:style style:name="P28" style:family="paragraph" style:parent-style-name="Zwykły">
      <style:paragraph-properties fo:line-height="100%" fo:text-align="center" style:justify-single-word="false"/>
      <style:text-properties fo:font-variant="small-caps" fo:font-size="13pt" fo:font-style="italic" fo:font-weight="bold" officeooo:paragraph-rsid="001aa967" style:font-size-asian="13pt" style:language-asian="pl" style:country-asian="PL" style:font-style-asian="italic" style:font-weight-asian="bold"/>
    </style:style>
    <style:style style:name="P29" style:family="paragraph" style:parent-style-name="Zwykły">
      <style:paragraph-properties fo:line-height="100%"/>
      <style:text-properties fo:font-variant="small-caps" fo:font-size="11pt" fo:font-weight="bold" style:font-size-asian="11pt" style:font-weight-asian="bold" style:font-size-complex="11pt"/>
    </style:style>
    <style:style style:name="P30" style:family="paragraph" style:parent-style-name="Zwykły">
      <style:paragraph-properties fo:line-height="100%"/>
      <style:text-properties style:font-size-complex="12pt"/>
    </style:style>
    <style:style style:name="P31" style:family="paragraph" style:parent-style-name="Zwykły">
      <style:paragraph-properties fo:text-align="start" style:justify-single-word="false"/>
    </style:style>
    <style:style style:name="P32" style:family="paragraph" style:parent-style-name="Zwykły">
      <style:paragraph-properties fo:text-align="center" style:justify-single-word="false"/>
      <style:text-properties fo:font-size="14pt" fo:letter-spacing="0.035cm" fo:font-weight="bold" style:font-size-asian="14pt" style:font-weight-asian="bold" style:font-size-complex="14pt"/>
    </style:style>
    <style:style style:name="P33" style:family="paragraph" style:parent-style-name="Zwykły">
      <style:text-properties officeooo:rsid="0024fd97" officeooo:paragraph-rsid="0024fd97"/>
    </style:style>
    <style:style style:name="P34" style:family="paragraph" style:parent-style-name="Zwykły">
      <style:text-properties officeooo:rsid="0026f4a1" officeooo:paragraph-rsid="0026f4a1"/>
    </style:style>
    <style:style style:name="P35" style:family="paragraph" style:parent-style-name="Zwykły">
      <style:text-properties officeooo:rsid="00373ac7" officeooo:paragraph-rsid="00373ac7"/>
    </style:style>
    <style:style style:name="P36" style:family="paragraph" style:parent-style-name="Zwykły">
      <style:text-properties officeooo:rsid="003b1f57" officeooo:paragraph-rsid="003b1f57"/>
    </style:style>
    <style:style style:name="P37" style:family="paragraph" style:parent-style-name="Zwykły">
      <style:paragraph-properties fo:margin-top="0cm" fo:margin-bottom="2.117cm" loext:contextual-spacing="false" fo:text-align="center" style:justify-single-word="false"/>
    </style:style>
    <style:style style:name="P38" style:family="paragraph" style:parent-style-name="Zwykły">
      <style:paragraph-properties fo:margin-left="8.251cm" fo:margin-right="0cm" fo:text-indent="0cm" style:auto-text-indent="false"/>
    </style:style>
    <style:style style:name="P39" style:family="paragraph" style:parent-style-name="Zwykły">
      <style:paragraph-properties fo:margin-top="2.54cm" fo:margin-bottom="0.212cm" loext:contextual-spacing="false" fo:text-align="center" style:justify-single-word="false"/>
    </style:style>
    <style:style style:name="P40" style:family="paragraph" style:parent-style-name="Zwykły">
      <style:paragraph-properties fo:margin-left="-2.251cm" fo:margin-right="0cm" fo:text-align="start" style:justify-single-word="false" fo:text-indent="0cm" style:auto-text-indent="false"/>
      <style:text-properties fo:font-weight="bold" style:font-weight-asian="bold" style:font-size-complex="12pt"/>
    </style:style>
    <style:style style:name="P41" style:family="paragraph" style:parent-style-name="Zwykły">
      <style:paragraph-properties fo:margin-left="-2.251cm" fo:margin-right="0cm" fo:text-align="center" style:justify-single-word="false" fo:text-indent="0cm" style:auto-text-indent="false"/>
      <style:text-properties fo:font-weight="bold" style:font-weight-asian="bold" style:font-size-complex="12pt"/>
    </style:style>
    <style:style style:name="P42" style:family="paragraph" style:parent-style-name="Zwykły">
      <style:paragraph-properties fo:margin-left="-2.251cm" fo:margin-right="0cm" fo:line-height="100%" fo:text-indent="0cm" style:auto-text-indent="false"/>
      <style:text-properties fo:font-size="8pt" fo:font-weight="bold" style:font-size-asian="8pt" style:font-weight-asian="bold" style:font-size-complex="14pt"/>
    </style:style>
    <style:style style:name="P43" style:family="paragraph" style:parent-style-name="Zwykły">
      <style:paragraph-properties fo:margin-left="-2.251cm" fo:margin-right="0cm" fo:text-indent="0cm" style:auto-text-indent="false"/>
      <style:text-properties style:font-size-complex="12pt"/>
    </style:style>
    <style:style style:name="P44" style:family="paragraph" style:parent-style-name="Zwykły">
      <style:paragraph-properties fo:margin-left="-2.251cm" fo:margin-right="0cm" fo:text-align="start" style:justify-single-word="false" fo:text-indent="0cm" style:auto-text-indent="false"/>
      <style:text-properties style:font-size-complex="12pt"/>
    </style:style>
    <style:style style:name="P45" style:family="paragraph" style:parent-style-name="Zwykły">
      <style:paragraph-properties fo:margin-left="-2.251cm" fo:margin-right="0cm" fo:text-indent="0cm" style:auto-text-indent="false"/>
      <style:text-properties officeooo:paragraph-rsid="001e33f2"/>
    </style:style>
    <style:style style:name="P46" style:family="paragraph" style:parent-style-name="Dedykacja">
      <style:paragraph-properties fo:margin-left="-2.251cm" fo:margin-right="0cm" fo:line-height="100%" fo:text-indent="0cm" style:auto-text-indent="false"/>
    </style:style>
    <style:style style:name="P47" style:family="paragraph" style:parent-style-name="A1">
      <style:paragraph-properties fo:margin-left="-2.251cm" fo:margin-right="0cm" fo:text-indent="0cm" style:auto-text-indent="false"/>
      <style:text-properties style:font-name="Times New Roman" style:font-name-complex="Times New Roman"/>
    </style:style>
    <style:style style:name="P48" style:family="paragraph" style:parent-style-name="Zwykły">
      <style:paragraph-properties fo:margin-left="-2.251cm" fo:margin-right="0cm" fo:text-indent="0.63cm" style:auto-text-indent="false"/>
      <style:text-properties style:font-size-complex="12pt"/>
    </style:style>
    <style:style style:name="P49" style:family="paragraph" style:parent-style-name="Zwykły">
      <style:paragraph-properties fo:margin-left="-2.251cm" fo:margin-right="0cm" fo:text-align="end" style:justify-single-word="false" fo:text-indent="0.63cm" style:auto-text-indent="false"/>
      <style:text-properties style:font-size-complex="12pt"/>
    </style:style>
    <style:style style:name="P50" style:family="paragraph" style:parent-style-name="Zwykły">
      <style:paragraph-properties fo:margin-left="6.35cm" fo:margin-right="0cm" fo:text-align="end" style:justify-single-word="false" fo:text-indent="2.251cm" style:auto-text-indent="false"/>
      <style:text-properties style:font-size-complex="12pt"/>
    </style:style>
    <style:style style:name="P51" style:family="paragraph" style:parent-style-name="Zwykły">
      <style:paragraph-properties fo:margin-top="0.423cm" fo:margin-bottom="0.212cm" loext:contextual-spacing="false"/>
    </style:style>
    <style:style style:name="P52" style:family="paragraph" style:parent-style-name="Zwykły">
      <style:paragraph-properties fo:margin-left="0.751cm" fo:margin-right="0cm" fo:line-height="100%" fo:text-align="start" style:justify-single-word="false" fo:text-indent="-0.751cm" style:auto-text-indent="false"/>
    </style:style>
    <style:style style:name="P53" style:family="paragraph" style:parent-style-name="Zwykły">
      <style:paragraph-properties fo:margin-left="0.723cm" fo:margin-right="0cm" fo:margin-top="0cm" fo:margin-bottom="0cm" loext:contextual-spacing="false" fo:line-height="100%" fo:text-indent="0cm" style:auto-text-indent="false" fo:keep-with-next="always"/>
      <style:text-properties fo:font-variant="small-caps" fo:font-size="13pt" fo:font-style="italic" fo:font-weight="bold" officeooo:paragraph-rsid="001aa967" style:font-size-asian="13pt" style:language-asian="pl" style:country-asian="PL" style:font-style-asian="italic" style:font-weight-asian="bold"/>
    </style:style>
    <style:style style:name="P54" style:family="paragraph" style:parent-style-name="Zwykły">
      <style:paragraph-properties fo:margin-left="0.723cm" fo:margin-right="0cm" fo:margin-top="0cm" fo:margin-bottom="0cm" loext:contextual-spacing="false" fo:line-height="100%" fo:text-indent="0cm" style:auto-text-indent="false" fo:keep-with-next="always"/>
      <style:text-properties fo:font-variant="small-caps" fo:font-size="13pt" fo:font-style="italic" fo:font-weight="bold" officeooo:rsid="001aa967" officeooo:paragraph-rsid="001aa967" style:font-size-asian="13pt" style:language-asian="pl" style:country-asian="PL" style:font-style-asian="italic" style:font-weight-asian="bold"/>
    </style:style>
    <style:style style:name="P55" style:family="paragraph" style:parent-style-name="Zwykły">
      <style:paragraph-properties fo:margin-left="0.723cm" fo:margin-right="0cm" fo:line-height="100%" fo:text-indent="0cm" style:auto-text-indent="false"/>
      <style:text-properties officeooo:paragraph-rsid="001aa967"/>
    </style:style>
    <style:style style:name="P56" style:family="paragraph" style:parent-style-name="Zwykły">
      <style:paragraph-properties fo:margin-left="0.522cm" fo:margin-right="0cm" fo:line-height="100%" fo:text-align="center" style:justify-single-word="false" fo:text-indent="0cm" style:auto-text-indent="false"/>
      <style:text-properties fo:font-variant="small-caps" officeooo:paragraph-rsid="001aa967"/>
    </style:style>
    <style:style style:name="P57" style:family="paragraph" style:parent-style-name="Title">
      <style:text-properties fo:font-size="20pt" fo:font-weight="bold" officeooo:paragraph-rsid="001ac758" style:font-size-asian="20pt" style:font-weight-asian="bold" style:font-size-complex="20pt" style:font-weight-complex="bold"/>
    </style:style>
    <style:style style:name="P58" style:family="paragraph" style:parent-style-name="Contents_20_1">
      <style:paragraph-properties>
        <style:tab-stops>
          <style:tab-stop style:position="14.497cm" style:type="right" style:leader-style="dotted" style:leader-text="."/>
        </style:tab-stops>
      </style:paragraph-properties>
    </style:style>
    <style:style style:name="P59" style:family="paragraph" style:parent-style-name="Autor">
      <style:text-properties officeooo:rsid="0015d365" officeooo:paragraph-rsid="0015d365"/>
    </style:style>
    <style:style style:name="P60" style:family="paragraph" style:parent-style-name="Promotor">
      <style:paragraph-properties fo:margin-left="5.502cm" fo:margin-right="0cm" fo:text-indent="0cm" style:auto-text-indent="false"/>
      <style:text-properties officeooo:paragraph-rsid="00178935"/>
    </style:style>
    <style:style style:name="P61" style:family="paragraph" style:parent-style-name="Promotor">
      <style:paragraph-properties fo:margin-left="5.502cm" fo:margin-right="0cm" fo:text-indent="0cm" style:auto-text-indent="false"/>
      <style:text-properties officeooo:rsid="00178935" officeooo:paragraph-rsid="00178935"/>
    </style:style>
    <style:style style:name="P62" style:family="paragraph" style:parent-style-name="Table_20_of_20_Figures">
      <style:paragraph-properties>
        <style:tab-stops>
          <style:tab-stop style:position="14.48cm" style:type="right" style:leader-style="dotted" style:leader-text="."/>
        </style:tab-stops>
      </style:paragraph-properties>
    </style:style>
    <style:style style:name="P63" style:family="paragraph" style:parent-style-name="A1">
      <style:text-properties style:font-name="Times New Roman" style:font-name-complex="Times New Roman"/>
    </style:style>
    <style:style style:name="P64" style:family="paragraph" style:parent-style-name="Podpis_20_rysunku_20_lub_20_tabeli">
      <style:paragraph-properties fo:margin-left="0cm" fo:margin-right="0cm" fo:text-indent="0.64cm" style:auto-text-indent="false"/>
    </style:style>
    <style:style style:name="P65" style:family="paragraph" style:parent-style-name="Podpis_20_rysunku_20_lub_20_tabeli">
      <style:paragraph-properties fo:margin-left="0cm" fo:margin-right="0cm" fo:text-align="center" style:justify-single-word="false" fo:text-indent="0.64cm" style:auto-text-indent="false"/>
    </style:style>
    <style:style style:name="P66" style:family="paragraph" style:parent-style-name="Standard">
      <style:paragraph-properties fo:margin-left="0cm" fo:margin-right="0cm" fo:line-height="150%" fo:text-align="justify" style:justify-single-word="false" fo:text-indent="0.64cm" style:auto-text-indent="false"/>
      <style:text-properties fo:font-size="12pt" officeooo:paragraph-rsid="0021b53a" style:font-size-asian="12pt"/>
    </style:style>
    <style:style style:name="P67" style:family="paragraph" style:parent-style-name="Zwykły">
      <style:paragraph-properties fo:margin-left="0cm" fo:margin-right="0cm" fo:text-indent="0.64cm" style:auto-text-indent="false"/>
    </style:style>
    <style:style style:name="P68" style:family="paragraph" style:parent-style-name="Zwykły">
      <style:paragraph-properties fo:margin-left="0cm" fo:margin-right="0cm" fo:text-indent="0.64cm" style:auto-text-indent="false"/>
      <style:text-properties officeooo:paragraph-rsid="002d86c6"/>
    </style:style>
    <style:style style:name="P69" style:family="paragraph" style:parent-style-name="Zwykły">
      <style:paragraph-properties fo:margin-left="0cm" fo:margin-right="0cm" fo:text-indent="0.64cm" style:auto-text-indent="false"/>
      <style:text-properties officeooo:paragraph-rsid="002f9098"/>
    </style:style>
    <style:style style:name="P70" style:family="paragraph" style:parent-style-name="Zwykły">
      <style:paragraph-properties fo:margin-left="0cm" fo:margin-right="0cm" fo:text-indent="0.64cm" style:auto-text-indent="false"/>
      <style:text-properties officeooo:paragraph-rsid="00300b6e"/>
    </style:style>
    <style:style style:name="P71" style:family="paragraph" style:parent-style-name="Zwykły">
      <style:paragraph-properties fo:margin-left="0cm" fo:margin-right="0cm" fo:text-indent="0.64cm" style:auto-text-indent="false"/>
      <style:text-properties fo:font-style="italic" style:font-style-asian="italic"/>
    </style:style>
    <style:style style:name="P72" style:family="paragraph" style:parent-style-name="Zwykły">
      <style:paragraph-properties fo:margin-left="0cm" fo:margin-right="0cm" fo:text-indent="0.64cm" style:auto-text-indent="false"/>
      <style:text-properties fo:font-style="italic" officeooo:paragraph-rsid="001f4d96" style:font-style-asian="italic"/>
    </style:style>
    <style:style style:name="P73" style:family="paragraph" style:parent-style-name="Zwykły">
      <style:paragraph-properties fo:margin-left="0cm" fo:margin-right="0cm" fo:text-indent="0.64cm" style:auto-text-indent="false"/>
      <style:text-properties officeooo:rsid="0020b5a2" officeooo:paragraph-rsid="0020b5a2"/>
    </style:style>
    <style:style style:name="P74" style:family="paragraph" style:parent-style-name="Zwykły">
      <style:paragraph-properties fo:margin-left="0cm" fo:margin-right="0cm" fo:text-indent="0.64cm" style:auto-text-indent="false"/>
      <style:text-properties officeooo:rsid="0020b5a2" officeooo:paragraph-rsid="00341aae"/>
    </style:style>
    <style:style style:name="P75" style:family="paragraph" style:parent-style-name="Zwykły">
      <style:paragraph-properties fo:margin-left="0cm" fo:margin-right="0cm" fo:text-indent="0.64cm" style:auto-text-indent="false"/>
      <style:text-properties officeooo:rsid="0020b5a2" officeooo:paragraph-rsid="003504ff"/>
    </style:style>
    <style:style style:name="P76" style:family="paragraph" style:parent-style-name="Zwykły">
      <style:paragraph-properties fo:margin-left="0cm" fo:margin-right="0cm" fo:text-indent="0.64cm" style:auto-text-indent="false"/>
      <style:text-properties officeooo:rsid="0036310a" officeooo:paragraph-rsid="0036310a"/>
    </style:style>
    <style:style style:name="P77" style:family="paragraph" style:parent-style-name="Zwykły">
      <style:paragraph-properties fo:margin-left="0cm" fo:margin-right="0cm" fo:text-indent="0.64cm" style:auto-text-indent="false"/>
      <style:text-properties officeooo:rsid="00373ac7" officeooo:paragraph-rsid="00387db8"/>
    </style:style>
    <style:style style:name="P78" style:family="paragraph" style:parent-style-name="Tekst_20_w_20_tabeli">
      <style:paragraph-properties fo:margin-left="0cm" fo:margin-right="0cm" fo:text-indent="0.64cm" style:auto-text-indent="false"/>
    </style:style>
    <style:style style:name="P79" style:family="paragraph" style:parent-style-name="Tekst_20_w_20_tabeli">
      <style:paragraph-properties fo:margin-left="0cm" fo:margin-right="0cm" fo:text-align="center" style:justify-single-word="false" fo:text-indent="0.64cm" style:auto-text-indent="false"/>
      <style:text-properties fo:font-style="italic" fo:font-weight="bold" style:font-style-asian="italic" style:font-weight-asian="bold"/>
    </style:style>
    <style:style style:name="P80" style:family="paragraph" style:parent-style-name="Tekst_20_w_20_tabeli">
      <style:paragraph-properties fo:margin-left="0cm" fo:margin-right="0cm" fo:text-align="center" style:justify-single-word="false" fo:text-indent="0.64cm" style:auto-text-indent="false"/>
    </style:style>
    <style:style style:name="P81" style:family="paragraph" style:parent-style-name="Standard">
      <style:paragraph-properties fo:margin-left="0cm" fo:margin-right="0cm" fo:line-height="150%" fo:text-align="justify" style:justify-single-word="false" fo:text-indent="0.635cm" style:auto-text-indent="false"/>
      <style:text-properties fo:font-size="12pt" officeooo:paragraph-rsid="0021b53a" style:font-size-asian="12pt"/>
    </style:style>
    <style:style style:name="P82" style:family="paragraph" style:parent-style-name="Standard" style:list-style-name="WW8Num13">
      <style:paragraph-properties fo:margin-left="0cm" fo:margin-right="0cm" fo:margin-top="0.423cm" fo:margin-bottom="0cm" loext:contextual-spacing="false" fo:text-indent="-0.635cm" style:auto-text-indent="false"/>
      <style:text-properties fo:font-size="11pt" style:font-size-asian="11pt"/>
    </style:style>
    <style:style style:name="P83" style:family="paragraph" style:parent-style-name="Heading_20_1" style:master-page-name="Konwertuj_20_7">
      <style:paragraph-properties fo:margin-left="0cm" fo:margin-right="0cm" fo:text-indent="0.64cm" style:auto-text-indent="false" style:page-number="1"/>
    </style:style>
    <style:style style:name="P84" style:family="paragraph" style:parent-style-name="Heading_20_1" style:list-style-name="WW8Num14" style:master-page-name="Konwertuj_20_8">
      <style:paragraph-properties fo:margin-left="0cm" fo:margin-right="0cm" fo:text-indent="0.64cm" style:auto-text-indent="false" style:page-number="auto"/>
      <style:text-properties officeooo:paragraph-rsid="00212417"/>
    </style:style>
    <style:style style:name="P85" style:family="paragraph" style:parent-style-name="Heading_20_1" style:list-style-name="">
      <style:paragraph-properties fo:margin-left="0cm" fo:margin-right="0cm" fo:line-height="150%" fo:orphans="2" fo:widows="2" fo:text-indent="0.64cm" style:auto-text-indent="false"/>
      <style:text-properties officeooo:paragraph-rsid="001f4d96"/>
    </style:style>
    <style:style style:name="P86" style:family="paragraph" style:parent-style-name="Heading_20_1">
      <style:paragraph-properties fo:margin-left="0cm" fo:margin-right="0cm" fo:text-indent="0.64cm" style:auto-text-indent="false" fo:break-before="page"/>
      <style:text-properties officeooo:rsid="001f4d96" officeooo:paragraph-rsid="001f4d96"/>
    </style:style>
    <style:style style:name="P87" style:family="paragraph" style:parent-style-name="Heading_20_1" style:master-page-name="Konwertuj_20_10">
      <style:paragraph-properties fo:margin-left="0cm" fo:margin-right="0cm" fo:text-indent="0.64cm" style:auto-text-indent="false" style:page-number="auto"/>
      <style:text-properties officeooo:paragraph-rsid="0021b53a"/>
    </style:style>
    <style:style style:name="P88" style:family="paragraph" style:parent-style-name="Heading_20_2">
      <style:paragraph-properties fo:margin-left="0cm" fo:margin-right="0cm" fo:text-indent="0.64cm" style:auto-text-indent="false"/>
    </style:style>
    <style:style style:name="P89" style:family="paragraph" style:parent-style-name="Heading_20_2">
      <style:paragraph-properties fo:margin-left="0cm" fo:margin-right="0cm" fo:text-indent="0.64cm" style:auto-text-indent="false"/>
      <style:text-properties officeooo:rsid="0020b5a2" officeooo:paragraph-rsid="0020b5a2"/>
    </style:style>
    <style:style style:name="P90" style:family="paragraph" style:parent-style-name="Heading_20_2">
      <style:paragraph-properties fo:margin-left="0cm" fo:margin-right="0cm" fo:text-indent="0.64cm" style:auto-text-indent="false"/>
      <style:text-properties fo:font-style="italic" officeooo:rsid="00332648" officeooo:paragraph-rsid="003cba43" style:font-style-asian="italic"/>
    </style:style>
    <style:style style:name="P91" style:family="paragraph" style:parent-style-name="Heading_20_2">
      <style:paragraph-properties fo:margin-left="0cm" fo:margin-right="0cm" fo:text-indent="0.64cm" style:auto-text-indent="false"/>
      <style:text-properties fo:font-style="italic" officeooo:rsid="003cba43" officeooo:paragraph-rsid="003cba43" style:font-style-asian="italic"/>
    </style:style>
    <style:style style:name="P92" style:family="paragraph" style:parent-style-name="Heading_20_2">
      <style:paragraph-properties fo:margin-left="0cm" fo:margin-right="0cm" fo:text-indent="0.64cm" style:auto-text-indent="false"/>
      <style:text-properties officeooo:paragraph-rsid="001f4d96"/>
    </style:style>
    <style:style style:name="P93" style:family="paragraph" style:parent-style-name="Heading_20_2" style:list-style-name="WW8Num14">
      <style:paragraph-properties fo:margin-left="0cm" fo:margin-right="0cm" fo:text-indent="0.64cm" style:auto-text-indent="false"/>
      <style:text-properties officeooo:paragraph-rsid="0021b53a"/>
    </style:style>
    <style:style style:name="P94" style:family="paragraph" style:parent-style-name="Heading_20_2" style:list-style-name="WW8Num14">
      <style:paragraph-properties fo:margin-left="0cm" fo:margin-right="0cm" fo:text-indent="0.64cm" style:auto-text-indent="false"/>
      <style:text-properties fo:font-size="12pt" officeooo:rsid="0021b53a" officeooo:paragraph-rsid="0021b53a" style:font-size-asian="12pt"/>
    </style:style>
    <style:style style:name="P95" style:family="paragraph" style:parent-style-name="Zwykły" style:list-style-name="L2">
      <style:text-properties officeooo:rsid="00373ac7" officeooo:paragraph-rsid="00373ac7"/>
    </style:style>
    <style:style style:name="P96" style:family="paragraph" style:parent-style-name="Zwykły" style:list-style-name="L1">
      <style:text-properties officeooo:rsid="00387db8" officeooo:paragraph-rsid="00387db8"/>
    </style:style>
    <style:style style:name="P97" style:family="paragraph" style:parent-style-name="Zwykły" style:list-style-name="L2">
      <style:text-properties officeooo:rsid="0039b25a" officeooo:paragraph-rsid="0039b25a"/>
    </style:style>
    <style:style style:name="P98" style:family="paragraph" style:parent-style-name="Zwykły" style:list-style-name="L2">
      <style:text-properties officeooo:rsid="003b1f57" officeooo:paragraph-rsid="003b1f57"/>
    </style:style>
    <style:style style:name="P99" style:family="paragraph" style:parent-style-name="Zwykły" style:list-style-name="L2">
      <style:text-properties officeooo:rsid="003c615a" officeooo:paragraph-rsid="003c615a"/>
    </style:style>
    <style:style style:name="P100" style:family="paragraph" style:parent-style-name="Zwykły" style:list-style-name="L3">
      <style:text-properties officeooo:rsid="0026f4a1" officeooo:paragraph-rsid="0026f4a1"/>
    </style:style>
    <style:style style:name="P101" style:family="paragraph" style:parent-style-name="Contents_20_Heading" style:master-page-name="Konwertuj_20_4">
      <style:paragraph-properties style:page-number="auto"/>
    </style:style>
    <style:style style:name="P102" style:family="paragraph" style:parent-style-name="Nazwa_20_Uczelnii" style:master-page-name="Konwertuj_20_1">
      <style:paragraph-properties style:page-number="auto"/>
    </style:style>
    <style:style style:name="P103" style:family="paragraph" style:parent-style-name="Nazwa_20_Uczelnii" style:master-page-name="Konwertuj_20_2">
      <style:paragraph-properties style:page-number="auto"/>
    </style:style>
    <style:style style:name="P104" style:family="paragraph" style:parent-style-name="Nagłówek_20_literatury" style:master-page-name="Konwertuj_20_11">
      <style:paragraph-properties style:page-number="auto"/>
    </style:style>
    <style:style style:name="P105" style:family="paragraph" style:parent-style-name="Dodatek" style:master-page-name="Konwertuj_20_12">
      <style:paragraph-properties style:page-number="auto"/>
    </style:style>
    <style:style style:name="P106" style:family="paragraph" style:parent-style-name="Dedykacja" style:master-page-name="Konwertuj_20_3">
      <style:paragraph-properties style:page-number="auto"/>
      <style:text-properties fo:color="#ffffff" officeooo:rsid="001c7aa4" officeooo:paragraph-rsid="001c7aa4"/>
    </style:style>
    <style:style style:name="P107" style:family="paragraph" style:parent-style-name="Nagłówek_20_spisu" style:master-page-name="Konwertuj_20_5">
      <style:paragraph-properties style:page-number="auto"/>
    </style:style>
    <style:style style:name="P108" style:family="paragraph" style:parent-style-name="Nagłówek_20_spisu" style:master-page-name="Konwertuj_20_6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small-caps" fo:font-weight="bold" style:font-weight-asian="bold"/>
    </style:style>
    <style:style style:name="T4" style:family="text">
      <style:text-properties fo:font-variant="small-caps" fo:font-weight="bold" style:font-weight-asian="bold" style:font-size-complex="12pt"/>
    </style:style>
    <style:style style:name="T5" style:family="text">
      <style:text-properties fo:font-variant="small-caps" fo:font-style="italic" style:font-style-asian="italic"/>
    </style:style>
    <style:style style:name="T6" style:family="text">
      <style:text-properties fo:font-variant="small-caps" fo:font-size="10pt" fo:font-weight="bold" style:font-size-asian="10pt" style:font-weight-asian="bold"/>
    </style:style>
    <style:style style:name="T7" style:family="text">
      <style:text-properties fo:font-variant="small-cap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small-cap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tyle="italic"/>
    </style:style>
    <style:style style:name="T10" style:family="text">
      <style:text-properties fo:font-style="italic" style:font-style-asian="italic"/>
    </style:style>
    <style:style style:name="T11" style:family="text">
      <style:text-properties style:font-size-complex="12pt"/>
    </style:style>
    <style:style style:name="T12" style:family="text">
      <style:text-properties fo:font-size="11pt" style:font-size-asian="11pt"/>
    </style:style>
    <style:style style:name="T13" style:family="text">
      <style:text-properties fo:font-size="11pt" fo:font-weight="bold" style:font-size-asian="11pt" style:font-weight-asian="bold" style:font-weight-complex="bold"/>
    </style:style>
    <style:style style:name="T14" style:family="text">
      <style:text-properties fo:language="pl" fo:country="PL"/>
    </style:style>
    <style:style style:name="T15" style:family="text">
      <style:text-properties fo:language="pl" fo:country="PL" style:language-asian="pl" style:country-asian="PL"/>
    </style:style>
    <style:style style:name="T16" style:family="text">
      <style:text-properties fo:language="pl" fo:country="PL" fo:font-style="italic" style:language-asian="pl" style:country-asian="PL" style:font-style-asian="italic"/>
    </style:style>
    <style:style style:name="T17" style:family="text">
      <style:text-properties fo:language="pl" fo:country="PL" officeooo:rsid="002d86c6"/>
    </style:style>
    <style:style style:name="T18" style:family="text">
      <style:text-properties fo:language="pl" fo:country="PL" officeooo:rsid="002f79c2"/>
    </style:style>
    <style:style style:name="T19" style:family="text">
      <style:text-properties fo:language="pl" fo:country="PL" officeooo:rsid="002f9098"/>
    </style:style>
    <style:style style:name="T20" style:family="text">
      <style:text-properties fo:language="pl" fo:country="PL" officeooo:rsid="002c2be4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font-size="12pt" style:font-size-asian="12pt"/>
    </style:style>
    <style:style style:name="T23" style:family="text">
      <style:text-properties fo:font-size="12pt" officeooo:rsid="0021b53a" style:font-size-asian="12pt"/>
    </style:style>
    <style:style style:name="T24" style:family="text">
      <style:text-properties officeooo:rsid="00178935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178935" style:font-style-asian="normal" style:font-style-complex="normal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officeooo:rsid="001f4d96"/>
    </style:style>
    <style:style style:name="T29" style:family="text">
      <style:text-properties officeooo:rsid="0024fd97"/>
    </style:style>
    <style:style style:name="T30" style:family="text">
      <style:text-properties officeooo:rsid="002c2be4"/>
    </style:style>
    <style:style style:name="T31" style:family="text">
      <style:text-properties officeooo:rsid="002f9098"/>
    </style:style>
    <style:style style:name="T32" style:family="text">
      <style:text-properties officeooo:rsid="00300b6e"/>
    </style:style>
    <style:style style:name="T33" style:family="text">
      <style:text-properties officeooo:rsid="0031e3a0"/>
    </style:style>
    <style:style style:name="T34" style:family="text">
      <style:text-properties officeooo:rsid="00332648"/>
    </style:style>
    <style:style style:name="T35" style:family="text">
      <style:text-properties officeooo:rsid="003504ff"/>
    </style:style>
    <style:style style:name="T36" style:family="text">
      <style:text-properties officeooo:rsid="00387db8"/>
    </style:style>
    <style:style style:name="T37" style:family="text">
      <style:text-properties officeooo:rsid="003c615a"/>
    </style:style>
    <style:style style:name="T38" style:family="text">
      <style:text-properties officeooo:rsid="003eb677"/>
    </style:style>
    <style:style style:name="T39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OLE">
      <style:graphic-properties fo:margin-left="0cm" fo:margin-right="0cm" style:vertical-pos="top" style:vertical-rel="baseline" fo:padding="0.002cm" fo:border="none" draw:ole-draw-aspect="1" draw:visible-area-width="2.595cm" draw:visible-area-height="3.547cm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Rys.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 table:number-columns-repeated="2"/>
        <table:table-column table:style-name="Tabela1.F"/>
        <table:table-row table:style-name="Tabela1.1">
          <table:table-cell table:style-name="Tabela1.A1" table:number-columns-spanned="6" office:value-type="string">
            <text:p text:style-name="P18">Uniwersytet Zielonogórsk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2" table:number-columns-spanned="6" office:value-type="string">
            <text:p text:style-name="P21">Wydział Elektrotechniki, Informatyki i telekomunikacj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3">
          <table:table-cell table:style-name="Tabela1.A3" table:number-columns-spanned="6" office:value-type="string">
            <text:p text:style-name="P28">Instytut sterowania i systemów informatycznych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4">
          <table:table-cell table:style-name="Tabela1.A4" table:number-columns-spanned="2" office:value-type="string">
            <text:p text:style-name="P20">Kierunek:</text:p>
          </table:table-cell>
          <table:covered-table-cell/>
          <table:table-cell table:style-name="Tabela1.C4" table:number-columns-spanned="4" office:value-type="string">
            <text:p text:style-name="P54">INFORMATYKA</text:p>
          </table:table-cell>
          <table:covered-table-cell/>
          <table:covered-table-cell/>
          <table:covered-table-cell/>
        </table:table-row>
        <table:table-row table:style-name="Tabela1.4">
          <table:table-cell table:style-name="Tabela1.A5" table:number-columns-spanned="2" office:value-type="string">
            <text:p text:style-name="P20">Specjalność:</text:p>
          </table:table-cell>
          <table:covered-table-cell/>
          <table:table-cell table:style-name="Tabela1.A4" table:number-columns-spanned="4" office:value-type="string">
            <text:p text:style-name="P54">SIECIOWE SYSTEMY INFORMATYCZNE</text:p>
          </table:table-cell>
          <table:covered-table-cell/>
          <table:covered-table-cell/>
          <table:covered-table-cell/>
        </table:table-row>
        <table:table-row table:style-name="Tabela1.6">
          <table:table-cell table:style-name="Tabela1.A6" table:number-columns-spanned="2" office:value-type="string">
            <text:p text:style-name="P17"><text:span text:style-name="T4">Student </text:span><text:span text:style-name="T3">(</text:span><text:span text:style-name="T6">grupa</text:span><text:span text:style-name="T3">):</text:span></text:p>
          </table:table-cell>
          <table:covered-table-cell/>
          <table:table-cell table:style-name="Tabela1.C6" table:number-columns-spanned="4" office:value-type="string">
            <text:p text:style-name="P54">BARTOSZ BŁASZCZAK (431 IZZ)</text:p>
          </table:table-cell>
          <table:covered-table-cell/>
          <table:covered-table-cell/>
          <table:covered-table-cell/>
        </table:table-row>
        <table:table-row table:style-name="Tabela1.4">
          <table:table-cell table:style-name="Tabela1.A4" table:number-columns-spanned="2" office:value-type="string">
            <text:p text:style-name="P30"><text:span text:style-name="T3">Promotor:</text:span> </text:p>
          </table:table-cell>
          <table:covered-table-cell/>
          <table:table-cell table:style-name="Tabela1.C7" table:number-columns-spanned="4" office:value-type="string">
            <text:p text:style-name="P53">DR INŻ. ANDRZEJ MARCINIAK</text:p>
          </table:table-cell>
          <table:covered-table-cell/>
          <table:covered-table-cell/>
          <table:covered-table-cell/>
        </table:table-row>
        <table:table-row table:style-name="Tabela1.8">
          <table:table-cell table:style-name="Tabela1.A4" table:number-columns-spanned="2" office:value-type="string">
            <text:p text:style-name="P20">Temat pracy:</text:p>
            <text:p text:style-name="P17">wersja polska</text:p>
          </table:table-cell>
          <table:covered-table-cell/>
          <table:table-cell table:style-name="Tabela1.C8" table:number-columns-spanned="4" office:value-type="string">
            <text:p text:style-name="P22">system magazynowo-dystrybucyjny dla małych <text:s/>przedsiębiorstw</text:p>
          </table:table-cell>
          <table:covered-table-cell/>
          <table:covered-table-cell/>
          <table:covered-table-cell/>
        </table:table-row>
        <table:table-row table:style-name="Tabela1.9">
          <table:table-cell table:style-name="Tabela1.A4" table:number-columns-spanned="2" office:value-type="string">
            <text:p text:style-name="P17">wersja angielska</text:p>
          </table:table-cell>
          <table:covered-table-cell/>
          <table:table-cell table:style-name="Tabela1.A4" table:number-columns-spanned="4" office:value-type="string">
            <text:p text:style-name="P23">warehousing and distributing application for small enterprises</text:p>
          </table:table-cell>
          <table:covered-table-cell/>
          <table:covered-table-cell/>
          <table:covered-table-cell/>
        </table:table-row>
        <table:table-row table:style-name="Tabela1.10">
          <table:table-cell table:style-name="Tabela1.A4" table:number-columns-spanned="6" office:value-type="string">
            <text:p text:style-name="P29">cel pracy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11">
          <table:table-cell table:style-name="Tabela1.A3" table:number-columns-spanned="6" office:value-type="string">
            <text:p text:style-name="P55">Zaprojektowanie i implementacja systemu informatycznego do zarządzania stanem magazynowym i dystrybucji produktów w przedsiębiorstwie. Powstała aplikacja może być samodzielna, jak i <text:s/>stanowić część systemu ERP.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10">
          <table:table-cell table:style-name="Tabela1.A4" table:number-columns-spanned="6" office:value-type="string">
            <text:p text:style-name="P29">zakres pracy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13">
          <table:table-cell table:style-name="Tabela1.A3" table:number-columns-spanned="6" office:value-type="string">
            <text:p text:style-name="P55">Analiza funkcjonalności aplikacji do zarządzania stanem magazynowym i dystrybucji produktów</text:p>
            <text:p text:style-name="P55">Wykonanie projektu i implementacja aplikacji </text:p>
            <text:p text:style-name="P55">Wykonanie testów funkcjonalnych</text:p>
            <text:p text:style-name="P55">Opracowanie dokumentacji projektowej, instrukcji instalacji i użytkowani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14">
          <table:table-cell table:style-name="Tabela1.A3" table:number-columns-spanned="3" office:value-type="string">
            <text:p text:style-name="P19">Data podjęcia tematu: </text:p>
          </table:table-cell>
          <table:covered-table-cell/>
          <table:covered-table-cell/>
          <table:table-cell table:style-name="Tabela1.C4" table:number-columns-spanned="2" office:value-type="string">
            <text:p text:style-name="P56">13.11.2013</text:p>
          </table:table-cell>
          <table:covered-table-cell/>
          <table:table-cell table:style-name="Tabela1.A3" office:value-type="string">
            <text:p text:style-name="P24"/>
          </table:table-cell>
        </table:table-row>
        <table:table-row table:style-name="Tabela1.15">
          <table:table-cell table:style-name="Tabela1.A3" office:value-type="string">
            <text:p text:style-name="P19">Podpisy:</text:p>
          </table:table-cell>
          <table:table-cell table:style-name="Tabela1.B15" table:number-columns-spanned="2" office:value-type="string">
            <text:p text:style-name="P24"/>
          </table:table-cell>
          <table:covered-table-cell/>
          <table:table-cell table:style-name="Tabela1.A3" table:number-columns-spanned="2" office:value-type="string">
            <text:p text:style-name="P24"/>
          </table:table-cell>
          <table:covered-table-cell/>
          <table:table-cell table:style-name="Tabela1.B15" office:value-type="string">
            <text:p text:style-name="P24"/>
          </table:table-cell>
        </table:table-row>
        <table:table-row table:style-name="Tabela1.16">
          <table:table-cell table:style-name="Tabela1.A3" table:number-columns-spanned="4" office:value-type="string">
            <text:p text:style-name="P25">Promotor</text:p>
          </table:table-cell>
          <table:covered-table-cell/>
          <table:covered-table-cell/>
          <table:covered-table-cell/>
          <table:table-cell table:style-name="Tabela1.A3" table:number-columns-spanned="2" office:value-type="string">
            <text:p text:style-name="P25">Student</text:p>
          </table:table-cell>
          <table:covered-table-cell/>
        </table:table-row>
        <table:table-row table:style-name="Tabela1.17">
          <table:table-cell table:style-name="Tabela1.A17" table:number-columns-spanned="4" office:value-type="string">
            <text:p text:style-name="P27"/>
            <text:p text:style-name="P26">....................................................<text:line-break/>Data przyjęcia pracy</text:p>
          </table:table-cell>
          <table:covered-table-cell/>
          <table:covered-table-cell/>
          <table:covered-table-cell/>
          <table:table-cell table:style-name="Tabela1.A17" table:number-columns-spanned="2" office:value-type="string">
            <text:p text:style-name="P27"/>
            <text:p text:style-name="P26">....................................................<text:line-break/>Podpis promotora</text:p>
          </table:table-cell>
          <table:covered-table-cell/>
        </table:table-row>
        <table:table-row table:style-name="Tabela1.1">
          <table:table-cell table:style-name="Tabela1.A18" table:number-columns-spanned="6" office:value-type="string">
            <text:p text:style-name="P30">Wyrażam zgodę na wykorzystanie do celów dydaktycznych i badawczych wyników zawartych w pracy dyplomowej i powstałych programów komputerowych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27"/>
            <text:p text:style-name="P26">....................................................<text:line-break/>Data</text:p>
          </table:table-cell>
          <table:covered-table-cell/>
          <table:covered-table-cell/>
          <table:covered-table-cell/>
          <table:table-cell table:style-name="Tabela1.A3" table:number-columns-spanned="2" office:value-type="string">
            <text:p text:style-name="P27"/>
            <text:p text:style-name="P26">....................................................<text:line-break/>Podpis studenta</text:p>
          </table:table-cell>
          <table:covered-table-cell/>
        </table:table-row>
      </table:table>
      <text:p text:style-name="P102"/>
      <text:p text:style-name="P103">UNIWERSYTET ZIELONOGÓRSKI</text:p>
      <text:p text:style-name="Nazwa_20_wydziału">Wydział Elektrotechniki, Informatyki i Telekomunikacji</text:p>
      <text:p text:style-name="P37">PRACA DYPLOMOWA</text:p>
      <text:p text:style-name="P57">S<text:span text:style-name="T5">ystem magazynowo-dystrybucyjny dla małych <text:s/>przedsiębiorstw</text:span></text:p>
      <text:p text:style-name="P59">Bartosz Błaszczak</text:p>
      <text:p text:style-name="P38">Promotor:</text:p>
      <text:p text:style-name="P61">dr inż. Andrzej Marciniak</text:p>
      <text:p text:style-name="P60"/>
      <text:p text:style-name="P39">Zielona Góra, <text:span text:style-name="T24">30 VI</text:span> <text:span text:style-name="T24">2015</text:span></text:p>
      <text:p text:style-name="P106">Pracę tę dedykuję mojej ukochanej żonie Karolinie</text:p>
      <text:p text:style-name="P46"><text:soft-page-break/>.............................................<text:tab/><text:tab/><text:tab/><text:tab/><text:tab/><text:tab/>Zielona Góra ...................</text:p>
      <text:p text:style-name="P42">Imię i nazwisko studenta</text:p>
      <text:p text:style-name="P44">Grupa .........................</text:p>
      <text:p text:style-name="P44">Wydział Elektrotechniki,</text:p>
      <text:p text:style-name="P44">Informatyki i Telekomunikacji UZ</text:p>
      <text:p text:style-name="P40"/>
      <text:p text:style-name="P41">OŚWIADCZENIE</text:p>
      <text:p text:style-name="P41"/>
      <text:p text:style-name="P43">Świadomy odpowiedzialności karnej oświadczam, że przedkładana praca dyplomowa pt. </text:p>
      <text:p text:style-name="P45"><text:span text:style-name="T8">„system magazynowo-dystrybucyjny dla małych <text:s/>przedsiębiorstw”</text:span><text:span text:style-name="T11"><text:line-break/>została napisana przeze mnie samodzielnie i nie była wcześniej podstawą żadnej innej urzędowej procedury związanej z nadaniem dyplomu wyższej uczelni lub tytułów zawodowych. Jednocześnie oświadczam, że w/w praca nie narusza praw autorskich w rozumieniu ustawy z dnia 4 lutego 1994r. o prawie autorskim i prawach pokrewnych innych osób (DZ. U. z roku 2000 Nr 80 poz. 904) oraz dóbr osobistych chronionych prawem cywilnym.</text:span></text:p>
      <text:p text:style-name="P43">Oświadczam również, że egzemplarz pracy dyplomowej w formie wydruku komputerowego jest zgodny z egzemplarzem pracy dyplomowej w formie elektronicznej.</text:p>
      <text:p text:style-name="P48"/>
      <text:p text:style-name="P48"/>
      <text:p text:style-name="P49"><text:tab/><text:tab/><text:tab/><text:tab/><text:tab/><text:tab/><text:tab/>.................................................</text:p>
      <text:p text:style-name="P50">podpis <text:s text:c="16"/></text:p>
      <text:section text:style-name="Sect1" text:name="Sekcja1">
        <text:p text:style-name="P2"/>
        <text:p text:style-name="P12"><text:span text:style-name="T12"><text:execute-macro><office:event-listeners><script:event-listener script:language="ooo:StarBasic" script:event-name="dom:click" script:macro-name="application:Standard.Modul1.NoMacro"/></office:event-listeners>[Miejscowośc, data]</text:execute-macro></text:span> </text:p>
        <text:p text:style-name="P3"><text:execute-macro><office:event-listeners><script:event-listener script:language="ooo:StarBasic" script:event-name="dom:click" script:macro-name="application:Standard.Modul1.NoMacro"/></office:event-listeners>[Imiona i nazwiska współautorów]</text:execute-macro></text:p>
        <text:p text:style-name="P5"/>
        <text:p text:style-name="P6"/>
        <text:p text:style-name="P32">Oświadczenie o udziale w realizacji tematu pracy dyplomowej</text:p>
        <text:p text:style-name="P7"/>
        <text:p text:style-name="P7"/>
        <text:p text:style-name="P8"><text:span text:style-name="T13">Temat pracy</text:span><text:span text:style-name="T2">:</text:span> <text:span text:style-name="T7">system magazynowo-dystrybucyjny dla małych <text:s/>przedsiębiorstw</text:span></text:p>
        <text:p text:style-name="P4"><text:span text:style-name="T2">P</text:span><text:span text:style-name="T27">romotor:</text:span><text:span text:style-name="T25"> </text:span><text:span text:style-name="T26">dr inż. Andrzej Marciniak</text:span></text:p>
        <text:p text:style-name="Standard"/>
        <text:p text:style-name="P63"/>
        <text:p text:style-name="Standard"/>
        <text:p text:style-name="Standard"/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table:number-columns-spanned="2" office:value-type="string">
              <text:p text:style-name="Standard"><text:span text:style-name="T2"><text:execute-macro><office:event-listeners><script:event-listener script:language="ooo:StarBasic" script:event-name="dom:click" script:macro-name="application:Standard.Modul1.NoMacro"/></office:event-listeners>[Imię i nazwisko współautora]</text:execute-macro></text:span><text:span text:style-name="T2"> </text:span></text:p>
              <text:list xml:id="list8123373845973135687" text:style-name="WW8Num13">
                <text:list-item>
                  <text:p text:style-name="P82"><text:execute-macro><office:event-listeners><script:event-listener script:language="ooo:StarBasic" script:event-name="dom:click" script:macro-name="application:Standard.Modul1.NoMacro"/></office:event-listeners>[wykaz czynności wykonanych przez tę osobę]</text:execute-macro></text:p>
                </text:list-item>
              </text:list>
              <text:p text:style-name="Standard"/>
            </table:table-cell>
            <table:covered-table-cell/>
          </table:table-row>
          <table:table-row table:style-name="Tabela2.2">
            <table:table-cell table:style-name="Tabela2.A1" office:value-type="string">
              <text:p text:style-name="P16">podpis składającego oświadczenie</text:p>
            </table:table-cell>
            <table:table-cell table:style-name="Tabela2.A1" office:value-type="string">
              <text:p text:style-name="P16">podpis przyjmującego oświadczenie</text:p>
            </table:table-cell>
          </table:table-row>
          <table:table-row table:style-name="Tabela2.2">
            <table:table-cell table:style-name="Tabela2.A3" office:value-type="string">
              <text:p text:style-name="P9"/>
            </table:table-cell>
            <table:table-cell table:style-name="Tabela2.A3" office:value-type="string">
              <text:p text:style-name="P10"/>
            </table:table-cell>
          </table:table-row>
        </table:table>
        <text:p text:style-name="Standard"/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table:number-columns-spanned="2" office:value-type="string">
              <text:p text:style-name="Standard"><text:span text:style-name="T2"><text:execute-macro><office:event-listeners><script:event-listener script:language="ooo:StarBasic" script:event-name="dom:click" script:macro-name="application:Standard.Modul1.NoMacro"/></office:event-listeners>[imię i nazwisko współautora]</text:execute-macro></text:span><text:span text:style-name="T2"> </text:span></text:p>
              <text:list xml:id="list214559270587704" text:continue-numbering="true" text:style-name="WW8Num13">
                <text:list-item>
                  <text:p text:style-name="P82"><text:execute-macro><office:event-listeners><script:event-listener script:language="ooo:StarBasic" script:event-name="dom:click" script:macro-name="application:Standard.Modul1.NoMacro"/></office:event-listeners>[wykaz czynności wykonanych przez tę osobę]</text:execute-macro></text:p>
                </text:list-item>
              </text:list>
              <text:p text:style-name="Standard"/>
            </table:table-cell>
            <table:covered-table-cell/>
          </table:table-row>
          <table:table-row table:style-name="Tabela3.2">
            <table:table-cell table:style-name="Tabela3.A1" office:value-type="string">
              <text:p text:style-name="P16">podpis składającego oświadczenie</text:p>
            </table:table-cell>
            <table:table-cell table:style-name="Tabela3.A1" office:value-type="string">
              <text:p text:style-name="P16">podpis przyjmującego oświadczenie</text:p>
            </table:table-cell>
          </table:table-row>
          <table:table-row table:style-name="Tabela3.2">
            <table:table-cell table:style-name="Tabela3.A3" office:value-type="string">
              <text:p text:style-name="P9"/>
            </table:table-cell>
            <table:table-cell table:style-name="Tabela3.A3" office:value-type="string">
              <text:p text:style-name="P10"/>
            </table:table-cell>
          </table:table-row>
        </table:table>
        <text:p text:style-name="P47"/>
        <text:p text:style-name="P15">Streszczenie</text:p>
        <text:p text:style-name="P33">Niniejsza praca przedstawia i opisuje system informatyczny wspierający procesy magazynowo-dystrybucyjne dla niewielkich przedsiębiorstw. </text:p>
        <text:p text:style-name="P33">Omówione zostają założenia techniczne i biznesowe na podstawie których stworzony został ten system a także możliwości jego wykorzystania i późniejszej rozbudowy.</text:p>
        <text:p text:style-name="P33">Praca ta zawiera także instrukcje instalacji i użytkowania aplikacji.</text:p>
        <text:p text:style-name="P51"><text:span text:style-name="T1">Słowa kluczowe</text:span>: <text:span text:style-name="T29">magazynowanie, dystrybucja, handel, ERP, małe i średnie przedsiębiorstwa, Mercury</text:span></text:p>
      </text:section>
      <text:p text:style-name="P101">Spis treści</text:p>
      <text:table-of-content text:style-name="Sect2" text:name="Spis treści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left" style:position="1.501cm" style:leader-char=" 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agłówek_20_literatury"/>
            <text:index-source-style text:style-name="Dodatek"/>
            <text:index-source-style text:style-name="Nagłówek_20_spisu"/>
          </text:index-source-styles>
        </text:table-of-content-source>
        <text:index-body>
          <text:p text:style-name="P58"><text:s/>Spis rysunków<text:tab/><text:a xlink:type="simple" xlink:href="#__RefHeading___Toc211741809" text:style-name="Internet_20_link" text:visited-style-name="Visited_20_Internet_20_Link">ix</text:a></text:p>
          <text:p text:style-name="P58"><text:s/>Spis tabel<text:tab/><text:a xlink:type="simple" xlink:href="#__RefHeading___Toc211741810" text:style-name="Internet_20_link" text:visited-style-name="Visited_20_Internet_20_Link">x</text:a></text:p>
          <text:p text:style-name="P58">1. Wstęp<text:tab/><text:a xlink:type="simple" xlink:href="#__RefHeading___Toc211741811" text:style-name="Internet_20_link" text:visited-style-name="Visited_20_Internet_20_Link">1</text:a></text:p>
          <text:p text:style-name="P58">2. Analiza funkcjonalności aplikacji do zarządzania stanem magazynowym i dystrybucji produktów<text:tab/><text:a xlink:type="simple" xlink:href="#__RefHeading___Toc211741815" text:style-name="Internet_20_link" text:visited-style-name="Visited_20_Internet_20_Link">3</text:a></text:p>
          <text:p text:style-name="P58">3. Opis programu<text:tab/><text:a xlink:type="simple" xlink:href="#__RefHeading___Toc211741821" text:style-name="Internet_20_link" text:visited-style-name="Visited_20_Internet_20_Link">5</text:a></text:p>
          <text:p text:style-name="P58">4. Prezentacja programu<text:tab/><text:a xlink:type="simple" xlink:href="#__RefHeading__748_2128638108" text:style-name="Internet_20_link" text:visited-style-name="Visited_20_Internet_20_Link">6</text:a></text:p>
          <text:p text:style-name="P58">5. Wnioski<text:tab/><text:a xlink:type="simple" xlink:href="#__RefHeading___Toc211741825" text:style-name="Internet_20_link" text:visited-style-name="Visited_20_Internet_20_Link">7</text:a></text:p>
          <text:p text:style-name="P58"><text:s/>Literatura<text:tab/><text:a xlink:type="simple" xlink:href="#__RefHeading___Toc211741826" text:style-name="Internet_20_link" text:visited-style-name="Visited_20_Internet_20_Link">8</text:a></text:p>
          <text:p text:style-name="P58"><text:s/>Dodatek A. [tytuł]<text:tab/><text:a xlink:type="simple" xlink:href="#__RefHeading___Toc211741827" text:style-name="Internet_20_link" text:visited-style-name="Visited_20_Internet_20_Link">9</text:a></text:p>
          <text:p text:style-name="P58"><text:s/>Dodatek B. [tytuł]<text:tab/><text:a xlink:type="simple" xlink:href="#__RefHeading___Toc211741828" text:style-name="Internet_20_link" text:visited-style-name="Visited_20_Internet_20_Link">10</text:a></text:p>
        </text:index-body>
      </text:table-of-content>
      <text:p text:style-name="Zwykły"/>
      <text:p text:style-name="P107"><text:bookmark-start text:name="__RefHeading___Toc211741809"/>Spis rysunków<text:bookmark-end text:name="__RefHeading___Toc211741809"/></text:p>
      <text:illustration-index text:style-name="Sect2" text:name="Indeks ilustracji1">
        <text:illustration-index-source text:caption-sequence-name="RYS.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62"><text:span text:style-name="T15">Rys. 2.1. Walec o promieniu </text:span><text:span text:style-name="T16">r</text:span><text:span text:style-name="T15"><text:tab/></text:span><text:a xlink:type="simple" xlink:href="#__RefHeading___Toc211438334" text:style-name="Internet_20_link" text:visited-style-name="Visited_20_Internet_20_Link"><text:span text:style-name="T15">3</text:span></text:a></text:p>
        </text:index-body>
      </text:illustration-index>
      <text:p text:style-name="Zwykły"/>
      <text:p text:style-name="P108"><text:bookmark-start text:name="__RefHeading___Toc211741810"/>Spis tabel<text:bookmark-end text:name="__RefHeading___Toc211741810"/></text:p>
      <text:illustration-index text:style-name="Sect2" text:name="Indeks ilustracji1">
        <text:illustration-index-source text:caption-sequence-name="TABELA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62"><text:span text:style-name="T15">Tabela ‎2.1. Przykład tabeli<text:tab/></text:span><text:a xlink:type="simple" xlink:href="#__RefHeading___Toc211438335" text:style-name="Internet_20_link" text:visited-style-name="Visited_20_Internet_20_Link"><text:span text:style-name="T15">3</text:span></text:a></text:p>
        </text:index-body>
      </text:illustration-index>
      <text:p text:style-name="Zwykły"/>
      <text:list xml:id="list3802641721070070184" text:style-name="WW8Num14">
        <text:list-item>
          <text:h text:style-name="P83" text:outline-level="1"><text:bookmark-start text:name="__RefHeading___Toc211741811"/>Wstęp<text:bookmark-end text:name="__RefHeading___Toc211741811"/></text:h>
          <text:list>
            <text:list-item>
              <text:h text:style-name="P88" text:outline-level="2"><text:bookmark-start text:name="__RefHeading___Toc211741812"/>Wprowadzenie<text:bookmark-end text:name="__RefHeading___Toc211741812"/></text:h>
            </text:list-item>
          </text:list>
        </text:list-item>
      </text:list>
      <text:p text:style-name="P68"><text:span text:style-name="T30">Oprogramowanie wspierające przechowywanie i dystrybucję towarów jest niezwykle pomocne a często wręcz niezbędne nie tylko dla przedsiębiorstw handlowych ale praktycznie dla każdej firmy od jednoosobowych działalności gospodarczych po wielkie międzynarodowe koncerny. O ile na rynku sporo jest systemów </text:span><text:bookmark text:name="firstHeading"/><text:span text:style-name="T30">do p</text:span><text:span text:style-name="T14">lanowani</text:span><text:span text:style-name="T17">a</text:span><text:span text:style-name="T14"> zasobów przedsiębiorstwa </text:span><text:span text:style-name="T17">(</text:span><text:a xlink:type="simple" xlink:href="https://pl.wikipedia.org/wiki/Język_angielski" text:style-name="Internet_20_link" text:visited-style-name="Visited_20_Internet_20_Link">ang.</text:a> enterprise<text:span text:style-name="T9"> </text:span>resource<text:span text:style-name="T9"> </text:span>planning<text:span text:style-name="T9"> – ERP</text:span><text:span text:style-name="T17">) i podobnych to jednak większość z nich przeznaczona jest dla średnich i dużych przedsiębiorstw. Produkty te są zazwyczaj poza zasięgiem najmniejszych inicjatyw gospodarczych zarówno pod względem finansowym, zasobów ludzkich do ich obsługi jak i posiadanej infrastruktury IT. </text:span><text:span text:style-name="T18">Tańsze zaś i mniej wymagające ich odpowiedniki często nie są przetłumaczone na język polski a funkcjonalność którą oferują nie koniecznie odpowiada naszym lokalnym wymaganiom. Często zatem mają miejsce sytuacje kiedy to drobni mikro-przedsiębiorcy używają np. arkuszy kalkulacyjnych co jest mało wygodne i nastręcza szeregu problemów choćby ze spójnością i bezpieczeństwem danych.</text:span></text:p>
      <text:p text:style-name="P69"><text:span text:style-name="T18">Niniejsza praca jest próbą rozwiązania tego problemu przez opracowanie </text:span><text:span text:style-name="T19">darmowego</text:span><text:span text:style-name="T19"><text:note text:id="ftn1" text:note-class="footnote"><text:note-citation>1</text:note-citation><text:note-body><text:p text:style-name="Footnote"><text:s/><text:span text:style-name="T31">Docelowo.</text:span></text:p></text:note-body></text:note></text:span><text:span text:style-name="T19">, małego, prostego w obsłudze systemu informatycznego </text:span><text:span text:style-name="T20">wspierające</text:span><text:span text:style-name="T19">go</text:span><text:span text:style-name="T20"> przechowywanie i dystrybucję towarów </text:span><text:span text:style-name="T19">mikro oraz małych przedsiębiorstw.</text:span></text:p>
      <text:list xml:id="list214560795054727" text:continue-numbering="true" text:style-name="WW8Num14">
        <text:list-item>
          <text:list>
            <text:list-item>
              <text:h text:style-name="P88" text:outline-level="2"><text:bookmark-start text:name="__RefHeading___Toc211741813"/>Cel i zakres pracy<text:bookmark-end text:name="__RefHeading___Toc211741813"/></text:h>
            </text:list-item>
          </text:list>
        </text:list-item>
      </text:list>
      <text:p text:style-name="P70"><text:span text:style-name="T32">C</text:span>elem pracy było <text:span text:style-name="T32">z</text:span>aprojektowanie i implementacja systemu informatycznego do zarządzania stanem magazynowym i dystrybucji produktów w przedsiębiorstwie. Powstała aplikacja może być samodzielna, jak i <text:s/>stanowić część systemu ERP. </text:p>
      <text:p text:style-name="P67">Praca swym zakresem obejm<text:span text:style-name="T33">uje</text:span>:</text:p>
      <text:p text:style-name="P67">- zgromadzenie i zapoznanie się z literaturą tematu,</text:p>
      <text:p text:style-name="P67">- opracowanie założeń projektu,</text:p>
      <text:p text:style-name="P67">- zaprojektowanie struktury logicznej i interfejsu programu,</text:p>
      <text:p text:style-name="P67"><text:soft-page-break/>- realizacja programu, testowanie i usunięcie usterek,</text:p>
      <text:p text:style-name="P67">- opracowanie pracy pisemnej.</text:p>
      <text:list xml:id="list214561151959110" text:continue-numbering="true" text:style-name="WW8Num14">
        <text:list-item>
          <text:list>
            <text:list-item>
              <text:h text:style-name="P88" text:outline-level="2"><text:bookmark-start text:name="__RefHeading___Toc211741814"/>Struktura pracy<text:bookmark-end text:name="__RefHeading___Toc211741814"/></text:h>
            </text:list-item>
          </text:list>
        </text:list-item>
      </text:list>
      <text:p text:style-name="P67">Omówienie treści pracy, w postaci opisu zawartości poszczególnych rozdziałów (1,2,3,…).</text:p>
      <text:p text:style-name="P67"><text:span text:style-name="T1">Uwaga</text:span>: treść tego rozdziału należy napisać <text:span text:style-name="T21">po napisaniu</text:span> pozostałej części pracy.</text:p>
      <text:list xml:id="list214560801306579" text:continue-numbering="true" text:style-name="WW8Num14">
        <text:list-item>
          <text:h text:style-name="P84" text:outline-level="1"><text:bookmark-start text:name="__RefHeading___Toc211741815"/><text:span text:style-name="T34">Przedstawienie</text:span> <text:span text:style-name="T28">programu </text:span><text:bookmark-end text:name="__RefHeading___Toc211741815"/></text:h>
        </text:list-item>
      </text:list>
      <text:p text:style-name="P67"><text:span text:style-name="T1">Uwaga</text:span>: wszystkie rozdziały główne pracy (z jednocyfrową numeracją, np. 2.) powinny zaczynać się na nowej stronie.</text:p>
      <text:p text:style-name="P67">W rozdziale powinny znaleźć się następujące treści, podzielone stosownie do potrzeb na podrozdziały: <text:bookmark-start text:name="__RefHeading___Toc211741816"/></text:p>
      <text:p text:style-name="P71">Założenia projektowe<text:bookmark-end text:name="__RefHeading___Toc211741816"/></text:p>
      <text:p text:style-name="P67">[opis zakładanych cech projektowanego programu: założenia projektu, planowana funkcjonalność, schematy relacji, przepływ sterowania, itp.]<text:bookmark-start text:name="__RefHeading___Toc211741817"/></text:p>
      <text:p text:style-name="P71">Dobór narzędzi<text:bookmark-end text:name="__RefHeading___Toc211741817"/></text:p>
      <text:p text:style-name="P67">[przegląd możliwych do wykorzystania w projekcie narzędzi, wraz z uzasadnionym wyborem]<text:bookmark-start text:name="__RefHeading___Toc211741818"/></text:p>
      <text:p text:style-name="P71">Dobór materiału do prezentacji<text:bookmark-end text:name="__RefHeading___Toc211741818"/></text:p>
      <text:p text:style-name="P67">[wykaz zagadnień, jakie planuje się umieścić w wykonywanej prezentacji]<text:bookmark-start text:name="__RefHeading___Toc211741819"/></text:p>
      <text:p text:style-name="P71">Schemat logiczny prezentacji<text:bookmark-end text:name="__RefHeading___Toc211741819"/></text:p>
      <text:p text:style-name="P67">[rysunek – szkic budowy warstwy logicznej programu]<text:bookmark-start text:name="__RefHeading___Toc211741820"/></text:p>
      <text:p text:style-name="P71">Opis realizacji programu<text:bookmark-end text:name="__RefHeading___Toc211741820"/></text:p>
      <text:p text:style-name="P67">[opis] </text:p>
      <text:p text:style-name="P64"><text:bookmark-start text:name="__RefHeading___Toc211438335"/>Tabela <field:fieldmark-start text:name="__Fieldmark__689_1143905735" field:type="vnd.oasis.opendocument.field.UNHANDLED"><field:param field:name="vnd.oasis.opendocument.field.code" field:value=" STYLEREF 1 \s "/><field:param field:name="vnd.oasis.opendocument.field.id" field:value="10"/></field:fieldmark-start><text:span text:style-name="T15">2</text:span><field:fieldmark-end/>.<text:sequence text:ref-name="refTable0" text:name="Table" text:formula="ooow:Table+1" style:num-format="1">1</text:sequence>. Przykład tabeli<text:bookmark-end text:name="__RefHeading___Toc211438335"/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79">Lp.</text:p>
          </table:table-cell>
          <table:table-cell table:style-name="Tabela4.B1" office:value-type="string">
            <text:p text:style-name="P79">Student</text:p>
          </table:table-cell>
          <table:table-cell table:style-name="Tabela4.B1" office:value-type="string">
            <text:p text:style-name="P79">Kierunek</text:p>
          </table:table-cell>
          <table:table-cell table:style-name="Tabela4.D1" office:value-type="string">
            <text:p text:style-name="P79">Średnia ocen</text:p>
          </table:table-cell>
        </table:table-row>
        <table:table-row table:style-name="Tabela4.1">
          <table:table-cell table:style-name="Tabela4.A2" office:value-type="string">
            <text:p text:style-name="P78">1.</text:p>
          </table:table-cell>
          <table:table-cell table:style-name="Tabela4.B2" office:value-type="string">
            <text:p text:style-name="P78">Kowalski Roch</text:p>
          </table:table-cell>
          <table:table-cell table:style-name="Tabela4.B2" office:value-type="string">
            <text:p text:style-name="P78">Informatyka</text:p>
          </table:table-cell>
          <table:table-cell table:style-name="Tabela4.D2" office:value-type="string">
            <text:p text:style-name="P80">4,34</text:p>
          </table:table-cell>
        </table:table-row>
        <table:table-row table:style-name="Tabela4.1">
          <table:table-cell table:style-name="Tabela4.A3" office:value-type="string">
            <text:p text:style-name="P78">2.</text:p>
          </table:table-cell>
          <table:table-cell table:style-name="Tabela4.B3" office:value-type="string">
            <text:p text:style-name="P78">Zagłoba Onufry</text:p>
          </table:table-cell>
          <table:table-cell table:style-name="Tabela4.B3" office:value-type="string">
            <text:p text:style-name="P78">Matematyka</text:p>
          </table:table-cell>
          <table:table-cell table:style-name="Tabela4.D3" office:value-type="string">
            <text:p text:style-name="P80">3,53</text:p>
          </table:table-cell>
        </table:table-row>
        <table:table-row table:style-name="Tabela4.1">
          <table:table-cell table:style-name="Tabela4.A4" office:value-type="string">
            <text:p text:style-name="P78">3.</text:p>
          </table:table-cell>
          <table:table-cell table:style-name="Tabela4.B4" office:value-type="string">
            <text:p text:style-name="P78">Wołodyjowska Barbara</text:p>
          </table:table-cell>
          <table:table-cell table:style-name="Tabela4.B4" office:value-type="string">
            <text:p text:style-name="P78">Zarządzanie i marketing</text:p>
          </table:table-cell>
          <table:table-cell table:style-name="Tabela4.D4" office:value-type="string">
            <text:p text:style-name="P80">4,67</text:p>
          </table:table-cell>
        </table:table-row>
        <table:table-row table:style-name="Tabela4.1">
          <table:table-cell table:style-name="Tabela4.A5" office:value-type="string">
            <text:p text:style-name="P78">4.</text:p>
          </table:table-cell>
          <table:table-cell table:style-name="Tabela4.B5" office:value-type="string">
            <text:p text:style-name="P78">Wołodyjowski Michał</text:p>
          </table:table-cell>
          <table:table-cell table:style-name="Tabela4.B5" office:value-type="string">
            <text:p text:style-name="P78">Elektrotechnika</text:p>
          </table:table-cell>
          <table:table-cell table:style-name="Tabela4.D5" office:value-type="string">
            <text:p text:style-name="P80">4,78</text:p>
          </table:table-cell>
        </table:table-row>
      </table:table>
      <text:p text:style-name="P67"/>
      <text:p text:style-name="P67">Odsyłacze do tabel i rysunków podaje się w sposób następujący: <text:span text:style-name="T10">w tabeli 2.1.</text:span>,<text:span text:style-name="T10"> na rys. 2.1.</text:span> Dopuszcza się numerowanie ciągłe tabel i rysunków w obrębie całej pracy. Tytuł tabeli podaje się ponad nią, z wyrównaniem do lewego lub prawego margi­nesu. <text:soft-page-break/>Tytuł rysunku podaje się pod rysunkiem, z wyrównaniem do lewego marginesu lub centrowany.</text:p>
      <text:p text:style-name="P65"><draw:frame draw:style-name="fr2" draw:name="Obiekt1" text:anchor-type="as-char" svg:width="2.593cm" svg:height="3.545cm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P65"><text:bookmark-start text:name="__RefHeading___Toc211438334"/>Rys. <field:fieldmark-start text:name="__Fieldmark__772_1143905735" field:type="vnd.oasis.opendocument.field.UNHANDLED"><field:param field:name="vnd.oasis.opendocument.field.code" field:value=" STYLEREF 1 \s "/><field:param field:name="vnd.oasis.opendocument.field.id" field:value="10"/></field:fieldmark-start><text:span text:style-name="T15">2</text:span><field:fieldmark-end/>.<text:sequence text:ref-name="refRys.0" text:name="Rys." text:formula="ooow:Rys.+1" style:num-format="1">1</text:sequence>. Walec o promieniu <text:span text:style-name="T10">r</text:span><text:bookmark-end text:name="__RefHeading___Toc211438334"/></text:p>
      <text:p text:style-name="P67"/>
      <text:p text:style-name="P67">Pole koła określa zależność (2.1).</text:p>
      <text:list xml:id="list214560058028849" text:continue-numbering="true" text:style-name="WW8Num14">
        <text:list-item>
          <text:list>
            <text:list-item>
              <text:h text:style-name="P90" text:outline-level="2"><text:bookmark-start text:name="__RefHeading___Toc211741822"/>Założenia projektowe <text:bookmark-end text:name="__RefHeading___Toc211741822"/></text:h>
            </text:list-item>
          </text:list>
        </text:list-item>
      </text:list>
      <text:p text:style-name="P77">Docelow<text:span text:style-name="T36">ym</text:span>i <text:span text:style-name="T36">użytkownikami</text:span> prezentowanej aplikacji <text:span text:style-name="T36">są:</text:span></text:p>
      <text:list xml:id="list8490428249339013299" text:style-name="L1">
        <text:list-item>
          <text:p text:style-name="P96">osoby dorywczo zajmujące się działalnością gospodarczą, często nieformalnie</text:p>
        </text:list-item>
        <text:list-item>
          <text:p text:style-name="P96">firmy jednoosobowe</text:p>
        </text:list-item>
        <text:list-item>
          <text:p text:style-name="P96">mikroprzedsiębiorstwa (do 10 pracowników)</text:p>
        </text:list-item>
        <text:list-item>
          <text:p text:style-name="P96">małe przedsiębiorstwa (do 50 pracowników)</text:p>
        </text:list-item>
      </text:list>
      <text:p text:style-name="P77"><text:span text:style-name="T36">Użytkownicy tacy</text:span> mają określone wymogi którym prezentowana aplikacja powinna sprostać. Są to:</text:p>
      <text:list xml:id="list7481580191099057194" text:style-name="L2">
        <text:list-item>
          <text:p text:style-name="P95">Prostota użytkowania</text:p>
        </text:list-item>
      </text:list>
      <text:p text:style-name="P35">mikro i małe przedsiębiorstwa najczęściej nie dysponują wykwalifikowaną kadrą z dziedziny IT do obsługi firmowych aplikacji stąd oprogramowanie które ma im służyć powinno być na tyle łatwe i intuicyjne w użytkowaniu by mógł z niego korzystać niewykwalifikowany personel. Bardzo często będzie to po prostu właściciel jednoosobowej działalności gospodarczej.</text:p>
      <text:list xml:id="list214560718434975" text:continue-numbering="true" text:style-name="L2">
        <text:list-item>
          <text:p text:style-name="P97">Ojczysty dla użytkownika język interfejsu</text:p>
        </text:list-item>
        <text:list-item>
          <text:p text:style-name="P98">Niski koszt użytkowania</text:p>
        </text:list-item>
      </text:list>
      <text:p text:style-name="P36"><text:soft-page-break/>mikro i małe przedsiębiorstwa nie dysponują zazwyczaj dużym kapitałem stąd przeznaczony dla nich system nie może pociągać za sobą dużych kosztów użytkowania (np. <text:span text:style-name="T37">opłat </text:span>licenc<text:span text:style-name="T37">yjnych</text:span>, <text:span text:style-name="T37">kosztów </text:span>utrzymania serwerów<text:span text:style-name="T37">)</text:span></text:p>
      <text:list xml:id="list214560455466944" text:continue-numbering="true" text:style-name="L2">
        <text:list-item>
          <text:p text:style-name="P98">Możliwość pracy wielu użytkowników z wielu stanowisk jednocześnie</text:p>
        </text:list-item>
        <text:list-item>
          <text:p text:style-name="P98">Zapewnienie spójności danych</text:p>
        </text:list-item>
        <text:list-item>
          <text:p text:style-name="P98">Zapewnienie bezpieczeństwa <text:span text:style-name="T37">dostępu do </text:span>danych</text:p>
        </text:list-item>
        <text:list-item>
          <text:p text:style-name="P99">Zapewnienie trwałości danych </text:p>
        </text:list-item>
        <text:list-item>
          <text:p text:style-name="P99">Zapewnienie nieprzerwanej dostępności usług </text:p>
        </text:list-item>
        <text:list-item>
          <text:p text:style-name="P98">Logowanie informacji o kluczowych procesach</text:p>
        </text:list-item>
      </text:list>
      <text:p text:style-name="P76"/>
      <text:list xml:id="list214559819980109" text:continue-list="list214560058028849" text:style-name="WW8Num14">
        <text:list-item>
          <text:list>
            <text:list-item>
              <text:h text:style-name="P91" text:outline-level="2">Planowana funkcjonalność </text:h>
            </text:list-item>
            <text:list-item>
              <text:h text:style-name="P89" text:outline-level="2"><text:span text:style-name="T35">Dobór narzędzi</text:span> </text:h>
            </text:list-item>
            <text:list-item>
              <text:h text:style-name="P91" text:outline-level="2">Schemat aplikacji</text:h>
            </text:list-item>
          </text:list>
        </text:list-item>
      </text:list>
      <text:p text:style-name="P74">[opis zakładanych cech projektowanego programu: założenia projektu, planowana funkcjonalność, schematy relacji, przepływ sterowania, itp.]</text:p>
      <text:p text:style-name="P75">[przegląd możliwych do wykorzystania w projekcie narzędzi, wraz z uzasadnionym wyborem]</text:p>
      <text:list xml:id="list214561011079272" text:continue-numbering="true" text:style-name="WW8Num14">
        <text:list-item>
          <text:list>
            <text:list-item>
              <text:h text:style-name="P89" text:outline-level="2">gg </text:h>
            </text:list-item>
          </text:list>
        </text:list-item>
      </text:list>
      <text:p text:style-name="P73">gg</text:p>
      <text:list xml:id="list214559824251706" text:continue-numbering="true" text:style-name="WW8Num14">
        <text:list-item>
          <text:list>
            <text:list-item>
              <text:h text:style-name="P89" text:outline-level="2">hh </text:h>
            </text:list-item>
          </text:list>
        </text:list-item>
      </text:list>
      <text:p text:style-name="P73">hh</text:p>
      <text:list xml:id="list214559691741792" text:continue-numbering="true" text:style-name="WW8Num14">
        <text:list-item>
          <text:list>
            <text:list-item>
              <text:h text:style-name="P89" text:outline-level="2">yy </text:h>
            </text:list-item>
          </text:list>
        </text:list-item>
      </text:list>
      <text:p text:style-name="P73">yy</text:p>
      <text:list xml:id="list214560093143975" text:continue-numbering="true" text:style-name="WW8Num14">
        <text:list-item>
          <text:list>
            <text:list-item>
              <text:h text:style-name="P89" text:outline-level="2"><text:soft-page-break/>uu</text:h>
            </text:list-item>
          </text:list>
        </text:list-item>
      </text:list>
      <text:p text:style-name="P73">uu<text:span text:style-name="T38">u</text:span></text:p>
      <text:p text:style-name="P73"/>
      <text:h text:style-name="P85" text:outline-level="1"/>
      <text:list xml:id="list214560038694158" text:continue-numbering="true" text:style-name="WW8Num14">
        <text:list-item>
          <text:h text:style-name="P86" text:outline-level="1"><text:bookmark-start text:name="__RefHeading__748_2128638108"/>Prezentacja programu<text:bookmark-end text:name="__RefHeading__748_2128638108"/></text:h>
          <text:list>
            <text:list-item>
              <text:h text:style-name="P92" text:outline-level="2">Wymagania programowo-sprzętowe</text:h>
            </text:list-item>
          </text:list>
        </text:list-item>
      </text:list>
      <text:p text:style-name="P72">[określić parametry komputera, na jakim opracowana prezentacja da się uruchomić: klasa procesora (jeśli to istotne), wymagane oprogramowanie, np. określona wersja przeglądarki, obsługującej określone mechanizmy]</text:p>
      <text:list xml:id="list214560388773777" text:continue-numbering="true" text:style-name="WW8Num14">
        <text:list-item>
          <text:list>
            <text:list-item>
              <text:h text:style-name="P92" text:outline-level="2"><text:bookmark-start text:name="__RefHeading___Toc2117418231"/>Instalowanie i uruchomienie programu<text:bookmark-end text:name="__RefHeading___Toc2117418231"/></text:h>
            </text:list-item>
          </text:list>
        </text:list-item>
      </text:list>
      <text:p text:style-name="P72">[opisać jak program się instaluje i/lub uruchamia]</text:p>
      <text:list xml:id="list214559191584139" text:continue-numbering="true" text:style-name="WW8Num14">
        <text:list-item>
          <text:list>
            <text:list-item>
              <text:h text:style-name="P92" text:outline-level="2"><text:bookmark-start text:name="__RefHeading___Toc2117418241"/>Posługiwanie się programem<text:bookmark-end text:name="__RefHeading___Toc2117418241"/></text:h>
            </text:list-item>
          </text:list>
        </text:list-item>
      </text:list>
      <text:p text:style-name="P72">[ilustrowana instrukcja obsługi (zaczynająca się od ekranu startowego programu), z opisem poszczególnych elementów ekranu, nawigacji itp.]</text:p>
      <text:list xml:id="list214560478441592" text:continue-numbering="true" text:style-name="WW8Num14">
        <text:list-item>
          <text:h text:style-name="P87" text:outline-level="1"><text:bookmark-start text:name="__RefHeading___Toc211741825"/>Wnioski<text:bookmark-end text:name="__RefHeading___Toc211741825"/></text:h>
        </text:list-item>
      </text:list>
      <text:p text:style-name="P66">Rozdział ostatni ma zawierać wnioski z realizacji pracy. Wnioski powinny obejmować (w odrębnych akapitach): </text:p>
      <text:list xml:id="list214559991164642" text:continue-numbering="true" text:style-name="WW8Num14">
        <text:list-item>
          <text:list>
            <text:list-item>
              <text:h text:style-name="P93" text:outline-level="2"><text:span text:style-name="T23">O</text:span><text:span text:style-name="T22">kreślenie czy cel pracy został osiągnięty, </text:span></text:h>
            </text:list-item>
            <text:list-item>
              <text:h text:style-name="P94" text:outline-level="2">Wyjaśnienie korzyści wnoszonych przez zrealizowanie pracy, </text:h>
            </text:list-item>
            <text:list-item>
              <text:h text:style-name="P94" text:outline-level="2">Omówienie problemów napotkanych w trakcie realizacji oraz jak wskazanie sposobów ich rozwiązania, </text:h>
            </text:list-item>
            <text:list-item>
              <text:h text:style-name="P94" text:outline-level="2">Wskazanie jak w przyszłości pracę można by rozwinąć lub ulepszyć.</text:h>
            </text:list-item>
          </text:list>
        </text:list-item>
      </text:list>
      <text:p text:style-name="P81"/>
      <text:p text:style-name="P81"/>
      <text:p text:style-name="P81"/>
      <text:p text:style-name="P81"/>
      <text:p text:style-name="Zwykły"/>
      <text:p text:style-name="Zwykły"/>
      <text:p text:style-name="P104"><text:bookmark-start text:name="__RefHeading___Toc211741826"/>Literatura<text:bookmark-end text:name="__RefHeading___Toc211741826"/></text:p>
      <text:p text:style-name="P31">[1] PN-N-01623:1984 <text:span text:style-name="T10">Dokumentacja konstrukcyjna. Zasady wykonywania dokumentów tekstowych</text:span></text:p>
      <text:p text:style-name="P31">[2] PN-N-01180:1974 <text:span text:style-name="T10">Opracowania dokumentacyjne. Postanowienia ogólne</text:span></text:p>
      <text:p text:style-name="P31">[3] PN-N-01180:1979 <text:span text:style-name="T10">Opracowania dokumentacyjne. Informacja ekspresowa i przegląd dokumentacyjny</text:span></text:p>
      <text:p text:style-name="P52">[4] http://pl.wikipedia.org/wiki/DHCP</text:p>
      <text:p text:style-name="P52">[5] http://drukarnie.com.pl/statystyki_z_branzy/statystyki_z_branzy.asp</text:p>
      <text:p text:style-name="P52">[6]<text:tab/>J. Kowalski, <text:span text:style-name="T10">Jak składać teksty komputerowe</text:span>, PWN, Warszawa, 1995</text:p>
      <text:p text:style-name="P52">[7]<text:tab/>P. Liszewski, „Skanery”, <text:span text:style-name="T10">PC World Komputer</text:span>, Nr 4, Vol. II, IV.2000,<text:line-break/>ss. 72-73</text:p>
      <text:p text:style-name="P105"><text:bookmark-start text:name="__RefHeading___Toc211741827"/>Dodatek A. [tytuł]<text:bookmark-end text:name="__RefHeading___Toc211741827"/></text:p>
      <text:p text:style-name="P11">[treść dodatku A]</text:p>
      <text:p text:style-name="Dodatek"/>
      <text:p text:style-name="P14"><text:bookmark-start text:name="__RefHeading___Toc211741828"/>Dodatek B. [tytuł]<text:bookmark-end text:name="__RefHeading___Toc211741828"/></text:p>
      <text:p text:style-name="Zwykły">[treść]</text:p>
      <text:p text:style-name="P13">co napisać:</text:p>
      <text:list xml:id="list5535599833861313598" text:style-name="L3">
        <text:list-item>
          <text:p text:style-name="P100">że można rozbudować program o opcje usług</text:p>
        </text:list-item>
      </text:list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pl" fo:country="PL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Zwykły" style:default-outline-level="1" style:list-style-name="WW8Num14" style:class="text">
      <style:paragraph-properties fo:margin-left="0.76cm" fo:margin-right="0cm" fo:margin-top="0cm" fo:margin-bottom="0.635cm" loext:contextual-spacing="false" fo:line-height="150%" fo:text-indent="-0.76cm" style:auto-text-indent="false" fo:keep-with-next="always"/>
      <style:text-properties style:font-name="Arial" fo:font-family="Arial" style:font-family-generic="swiss" style:font-pitch="variable" fo:font-size="14pt" fo:language="pl" fo:country="PL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Zwykły" style:default-outline-level="2" style:list-style-name="WW8Num14" style:class="text">
      <style:paragraph-properties fo:margin-top="0.635cm" fo:margin-bottom="0.212cm" loext:contextual-spacing="false" fo:line-height="150%" fo:keep-with-next="always"/>
      <style:text-properties style:font-name="Arial" fo:font-family="Arial" style:font-family-generic="swiss" style:font-pitch="variable" fo:font-size="12pt" fo:language="pl" fo:country="PL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Zwykły" style:default-outline-level="3" style:list-style-name="WW8Num14" style:class="text">
      <style:paragraph-properties fo:margin-top="0.423cm" fo:margin-bottom="0.423cm" loext:contextual-spacing="false" fo:line-height="150%" fo:keep-with-next="always"/>
      <style:text-properties fo:font-size="12pt" fo:language="pl" fo:country="PL" fo:font-weight="bold" style:font-size-asian="12pt" style:font-weight-asian="bold"/>
    </style:style>
    <style:style style:name="Heading_20_4" style:display-name="Heading 4" style:family="paragraph" style:parent-style-name="Standard" style:next-style-name="Zwykły" style:default-outline-level="4" style:list-style-name="WW8Num14" style:class="text">
      <style:paragraph-properties fo:margin-left="1.52cm" fo:margin-right="0cm" fo:margin-top="0.423cm" fo:margin-bottom="0.423cm" loext:contextual-spacing="false" fo:line-height="150%" fo:text-indent="-1.52cm" style:auto-text-indent="false" fo:keep-with-next="always"/>
      <style:text-properties fo:font-size="12pt" fo:language="pl" fo:country="PL" fo:font-style="italic" style:font-size-asian="12pt" style:font-style-asian="italic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loext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list-style-name="WW8Num16" style:class="text">
      <style:paragraph-properties fo:margin-top="0.423cm" fo:margin-bottom="0.106cm" loext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list-style-name="WW8Num16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list-style-name="WW8Num16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list-style-name="WW8Num16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Footnote" style:family="paragraph" style:parent-style-name="Standard" style:class="extra"/>
    <style:style style:name="Zwykły" style:family="paragraph" style:parent-style-name="Standard">
      <style:paragraph-properties fo:margin-top="0cm" fo:margin-bottom="0.212cm" loext:contextual-spacing="false" fo:line-height="150%" fo:text-align="justify" style:justify-single-word="false"/>
      <style:text-properties fo:font-size="12pt" fo:language="pl" fo:country="PL" style:font-size-asian="12pt"/>
    </style:style>
    <style:style style:name="Stopka_2f_Przypis" style:display-name="Stopka/Przypis" style:family="paragraph" style:parent-style-name="Footnote">
      <style:paragraph-properties fo:text-align="justify" style:justify-single-word="false"/>
      <style:text-properties fo:language="pl" fo:country="PL"/>
    </style:style>
    <style:style style:name="Contents_20_1" style:display-name="Contents 1" style:family="paragraph" style:parent-style-name="Standard" style:next-style-name="Standard" style:class="index">
      <style:paragraph-properties fo:margin-left="0.6cm" fo:margin-right="0.501cm" fo:line-height="150%" fo:text-align="justify" style:justify-single-word="false" fo:text-indent="-0.6cm" style:auto-text-indent="false"/>
      <style:text-properties fo:font-size="12pt" fo:language="pl" fo:country="PL" style:font-size-asian="12pt"/>
    </style:style>
    <style:style style:name="Kod_20_programu" style:display-name="Kod programu" style:family="paragraph" style:parent-style-name="Zwykły">
      <style:paragraph-properties fo:margin-left="0cm" fo:margin-right="0cm" fo:line-height="100%" fo:text-align="start" style:justify-single-word="false" fo:text-indent="0cm" style:auto-text-indent="fals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Contents_20_Heading" style:display-name="Contents Heading" style:family="paragraph" style:parent-style-name="Zwykły" style:next-style-name="Zwykły" style:class="index">
      <style:paragraph-properties fo:margin-left="0cm" fo:margin-right="0cm" fo:margin-top="0cm" fo:margin-bottom="0.635cm" loext:contextual-spacing="false" fo:text-indent="0cm" style:auto-text-indent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0.9cm" fo:margin-right="0.501cm" fo:line-height="150%" fo:text-align="justify" style:justify-single-word="false" fo:text-indent="-0.3cm" style:auto-text-indent="false">
        <style:tab-stops>
          <style:tab-stop style:position="1.501cm"/>
          <style:tab-stop style:position="14.48cm" style:type="right" style:leader-style="dotted" style:leader-text="."/>
        </style:tab-stops>
      </style:paragraph-properties>
      <style:text-properties fo:font-size="12pt" fo:language="pl" fo:country="PL" style:font-size-asian="12pt" style:language-asian="pl" style:country-asian="PL"/>
    </style:style>
    <style:style style:name="Contents_20_3" style:display-name="Contents 3" style:family="paragraph" style:parent-style-name="Standard" style:next-style-name="Standard" style:class="index">
      <style:paragraph-properties fo:margin-left="2.469cm" fo:margin-right="0.501cm" fo:line-height="150%" fo:text-align="justify" style:justify-single-word="false" fo:text-indent="-1.27cm" style:auto-text-indent="false"/>
      <style:text-properties fo:font-size="12pt" fo:language="pl" fo:country="PL" style:font-size-asian="12pt"/>
    </style:style>
    <style:style style:name="Contents_20_4" style:display-name="Contents 4" style:family="paragraph" style:parent-style-name="Standard" style:next-style-name="Standard" style:class="index">
      <style:paragraph-properties fo:margin-left="3.771cm" fo:margin-right="0.501cm" fo:line-height="150%" fo:text-align="justify" style:justify-single-word="false" fo:text-indent="-1.27cm" style:auto-text-indent="false"/>
      <style:text-properties fo:font-size="12pt" fo:language="pl" fo:country="PL" style:font-size-asian="12pt"/>
    </style:style>
    <style:style style:name="Contents_20_5" style:display-name="Contents 5" style:family="paragraph" style:parent-style-name="Standard" style:next-style-name="Standard" style:class="index">
      <style:paragraph-properties fo:margin-left="1.409cm" fo:margin-right="0cm" fo:line-height="150%" fo:text-indent="0cm" style:auto-text-indent="false"/>
      <style:text-properties fo:font-size="12pt" fo:language="pl" fo:country="PL" style:font-size-asian="12pt"/>
    </style:style>
    <style:style style:name="Contents_20_6" style:display-name="Contents 6" style:family="paragraph" style:parent-style-name="Standard" style:next-style-name="Standard" style:class="index">
      <style:paragraph-properties fo:margin-left="1.76cm" fo:margin-right="0cm" fo:line-height="150%" fo:text-indent="0cm" style:auto-text-indent="false"/>
      <style:text-properties fo:font-size="12pt" fo:language="pl" fo:country="PL" style:font-size-asian="12pt"/>
    </style:style>
    <style:style style:name="Contents_20_7" style:display-name="Contents 7" style:family="paragraph" style:parent-style-name="Standard" style:next-style-name="Standard" style:class="index">
      <style:paragraph-properties fo:margin-left="2.12cm" fo:margin-right="0cm" fo:line-height="150%" fo:text-indent="0cm" style:auto-text-indent="false"/>
      <style:text-properties fo:font-size="12pt" fo:language="pl" fo:country="PL" style:font-size-asian="12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line-height="150%" fo:text-indent="0cm" style:auto-text-indent="false"/>
      <style:text-properties fo:font-size="12pt" fo:language="pl" fo:country="PL" style:font-size-asian="12pt"/>
    </style:style>
    <style:style style:name="Contents_20_9" style:display-name="Contents 9" style:family="paragraph" style:parent-style-name="Standard" style:next-style-name="Standard" style:class="index">
      <style:paragraph-properties fo:margin-left="2.82cm" fo:margin-right="0cm" fo:line-height="150%" fo:text-indent="0cm" style:auto-text-indent="false"/>
      <style:text-properties fo:font-size="12pt" fo:language="pl" fo:country="PL" style:font-size-asian="12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Nazwa_20_Uczelnii" style:display-name="Nazwa Uczelnii" style:family="paragraph" style:parent-style-name="Zwykły">
      <style:paragraph-properties fo:margin-left="0cm" fo:margin-right="0cm" fo:text-align="center" style:justify-single-word="false" fo:text-indent="0cm" style:auto-text-indent="false"/>
      <style:text-properties fo:font-size="14pt" fo:font-weight="bold" style:font-size-asian="14pt" style:font-weight-asian="bold"/>
    </style:style>
    <style:style style:name="Nazwa_20_wydziału" style:display-name="Nazwa wydziału" style:family="paragraph" style:parent-style-name="Zwykły">
      <style:paragraph-properties fo:margin-left="0cm" fo:margin-right="0cm" fo:margin-top="0cm" fo:margin-bottom="4.233cm" loext:contextual-spacing="false" fo:text-align="center" style:justify-single-word="false" fo:text-indent="0cm" style:auto-text-indent="false"/>
      <style:text-properties fo:font-size="14pt" fo:font-weight="bold" style:font-size-asian="14pt" style:font-weight-asian="bold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itle" style:family="paragraph" style:parent-style-name="Zwykły" style:next-style-name="Text_20_body" style:class="chapter">
      <style:paragraph-properties fo:margin-left="0cm" fo:margin-right="0cm" fo:margin-top="0cm" fo:margin-bottom="2.54cm" loext:contextual-spacing="false" fo:text-align="center" style:justify-single-word="false" fo:text-indent="0cm" style:auto-text-indent="false"/>
      <style:text-properties fo:font-variant="small-caps" fo:font-size="20pt" fo:font-weight="bold" style:font-size-asian="20pt" style:font-weight-asian="bold"/>
    </style:style>
    <style:style style:name="Autor" style:family="paragraph" style:parent-style-name="Zwykły">
      <style:paragraph-properties fo:margin-left="0cm" fo:margin-right="0cm" fo:margin-top="0cm" fo:margin-bottom="3.387cm" loext:contextual-spacing="false" fo:text-align="center" style:justify-single-word="false" fo:text-indent="0cm" style:auto-text-indent="false"/>
      <style:text-properties fo:font-size="16pt" style:font-size-asian="16pt"/>
    </style:style>
    <style:style style:name="Promotor" style:family="paragraph" style:parent-style-name="Zwykły">
      <style:paragraph-properties fo:margin-left="0cm" fo:margin-right="0cm" fo:text-align="end" style:justify-single-word="false" fo:text-indent="0cm" style:auto-text-indent="false"/>
      <style:text-properties fo:font-size="14pt" style:font-size-asian="14pt"/>
    </style:style>
    <style:style style:name="Nagłówek_20_literatury" style:display-name="Nagłówek literatury" style:family="paragraph" style:parent-style-name="Heading_20_1" style:next-style-name="Zwykły" style:default-outline-level="" style:list-style-name="">
      <style:paragraph-properties fo:margin-left="0cm" fo:margin-right="0cm" fo:margin-top="0cm" fo:margin-bottom="0.635cm" loext:contextual-spacing="false" fo:line-height="150%" fo:text-indent="0cm" style:auto-text-indent="false"/>
      <style:text-properties fo:language="pl" fo:country="PL"/>
    </style:style>
    <style:style style:name="Caption_20__28_user_29_" style:display-name="Caption (user)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/>
    </style:style>
    <style:style style:name="Tekst_20_w_20_tabeli" style:display-name="Tekst w tabeli" style:family="paragraph" style:parent-style-name="Zwykły">
      <style:paragraph-properties fo:margin-left="0cm" fo:margin-right="0cm" fo:margin-top="0.071cm" fo:margin-bottom="0.071cm" loext:contextual-spacing="false" fo:line-height="100%" fo:text-indent="0cm" style:auto-text-indent="false"/>
      <style:text-properties fo:font-size="10pt" style:font-size-asian="10pt"/>
    </style:style>
    <style:style style:name="Podpis_20_rysunku_20_lub_20_tabeli" style:display-name="Podpis rysunku lub tabeli" style:family="paragraph" style:parent-style-name="Zwykły" style:next-style-name="Zwykły">
      <style:paragraph-properties fo:margin-left="0cm" fo:margin-right="0cm" fo:margin-top="0.212cm" fo:margin-bottom="0.212cm" loext:contextual-spacing="false" fo:line-height="100%" fo:text-align="start" style:justify-single-word="false" fo:text-indent="0cm" style:auto-text-indent="false"/>
      <style:text-properties fo:font-size="10pt" fo:font-weight="bold" style:font-size-asian="10pt" style:font-weight-asian="bold"/>
    </style:style>
    <style:style style:name="Dodatek" style:family="paragraph" style:parent-style-name="Nagłówek_20_literatury" style:next-style-name="Zwykły"/>
    <style:style style:name="Nagłówek_20_streszczenia" style:display-name="Nagłówek streszczenia" style:family="paragraph" style:parent-style-name="Zwykły" style:next-style-name="Zwykły">
      <style:paragraph-properties fo:margin-left="0cm" fo:margin-right="0cm" fo:margin-top="0cm" fo:margin-bottom="0.635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Dedykacja" style:family="paragraph" style:parent-style-name="Zwykły">
      <style:paragraph-properties fo:margin-left="8.001cm" fo:margin-right="0cm" fo:margin-top="18.627cm" fo:margin-bottom="0.212cm" loext:contextual-spacing="false" fo:text-align="start" style:justify-single-word="false" fo:text-indent="0cm" style:auto-text-indent="false"/>
    </style:style>
    <style:style style:name="Nagłówek_20_spisu" style:display-name="Nagłówek spisu" style:family="paragraph" style:parent-style-name="Nagłówek_20_literatury" style:next-style-name="Zwykły"/>
    <style:style style:name="Table_20_of_20_Figures" style:display-name="Table of Figures" style:family="paragraph" style:parent-style-name="Standard" style:next-style-name="Standard">
      <style:paragraph-properties fo:line-height="150%"/>
      <style:text-properties fo:font-size="12pt" fo:language="pl" fo:country="PL" style:font-size-asian="12pt"/>
    </style:style>
    <style:style style:name="Endnote" style:family="paragraph" style:parent-style-name="Standard" style:class="extra"/>
    <style:style style:name="Body_20_Text_20_3" style:display-name="Body Text 3" style:family="paragraph" style:parent-style-name="Standard">
      <style:paragraph-properties fo:margin-top="0.106cm" fo:margin-bottom="0.106cm" loext:contextual-spacing="false" fo:text-align="justify" style:justify-single-word="false">
        <style:tab-stops>
          <style:tab-stop style:position="0.501cm"/>
        </style:tab-stops>
      </style:paragraph-properties>
      <style:text-properties fo:font-size="13pt" style:font-size-asian="13pt" style:font-size-complex="12pt"/>
    </style:style>
    <style:style style:name="rozdzial" style:family="paragraph" style:parent-style-name="Standard">
      <style:paragraph-properties fo:margin-top="0cm" fo:margin-bottom="0.212cm" loext:contextual-spacing="false" style:line-height-at-least="0.635cm" fo:text-align="justify" style:justify-single-word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A1" style:family="paragraph" style:parent-style-name="Standard">
      <style:text-properties style:font-name="Garamond" fo:font-family="Garamond" style:font-family-generic="roman" style:font-pitch="variable" fo:font-size="12pt" style:font-size-asian="12pt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Wingdings" fo:font-family="Wingdings" style:font-pitch="variable" style:font-charset="x-symbol" fo:font-size="14pt" style:font-size-asian="14pt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 style:font-size-complex="9pt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58%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Zwykły_20_Char" style:display-name="Zwykły Char" style:family="text" style:parent-style-name="Default_20_Paragraph_20_Font">
      <style:text-properties fo:font-size="12pt" fo:language="pl" fo:country="PL" style:font-size-asian="12pt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4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4z3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524cm" fo:margin-left="1.524cm"/>
        </style:list-level-properties>
      </text:outline-level-style>
      <text:outline-level-style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6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6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6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6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6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6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6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6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9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9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9z3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524cm" fo:margin-left="1.524cm"/>
        </style:list-level-properties>
      </text:list-level-style-number>
      <text:list-level-style-number text:level="5" text:style-name="WW8Num9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9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9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9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9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5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15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15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15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5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5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5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5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6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6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6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6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6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6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6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6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7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7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7z3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524cm" fo:margin-left="1.524cm"/>
        </style:list-level-properties>
      </text:list-level-style-number>
      <text:list-level-style-number text:level="5" text:style-name="WW8Num17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7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7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7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7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 style:page-usage="mirrored">
      <style:page-layout-properties fo:page-width="21.001cm" fo:page-height="29.7cm" style:num-format="i" style:print-orientation="portrait" fo:margin-top="2.501cm" fo:margin-bottom="1.3cm" fo:margin-left="4.002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01cm" fo:margin-left="0cm" fo:margin-right="0cm" fo:margin-top="1.102cm" style:dynamic-spacing="true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2.501cm" fo:margin-bottom="1.3cm" fo:margin-left="4.002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01cm" fo:margin-left="0cm" fo:margin-right="0cm" fo:margin-top="1.1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Ramka1" text:anchor-type="paragraph" svg:y="0.002cm" draw:z-index="0"><draw:text-box fo:min-height="0.058cm" fo:min-width="0.041cm"><text:p text:style-name="Footer"><text:span text:style-name="Page_20_Number"><text:page-number text:select-page="current">0</text:page-number></text:span></text:p><text:p text:style-name="Footer"/></draw:text-box></draw:frame></text:p>
      </style:footer>
      <style:footer-first>
        <text:p text:style-name="Footer"/>
      </style:footer-first>
    </style:master-page>
    <style:master-page style:name="Konwertuj_20_1" style:display-name="Konwertuj 1" style:page-layout-name="Mpm1">
      <style:footer>
        <text:p text:style-name="MP1"><draw:frame draw:style-name="Mfr1" draw:name="Ramka2" text:anchor-type="paragraph" svg:y="0.002cm" draw:z-index="0"><draw:text-box fo:min-height="0.058cm" fo:min-width="0.041cm"><text:p text:style-name="Footer"><text:span text:style-name="Page_20_Number"><text:page-number text:select-page="current">0</text:page-number></text:span></text:p><text:p text:style-name="Footer"/></draw:text-box></draw:frame></text:p>
      </style:footer>
      <style:footer-first>
        <text:p text:style-name="Footer"/>
      </style:footer-first>
    </style:master-page>
    <style:master-page style:name="Konwertuj_20_2" style:display-name="Konwertuj 2" style:page-layout-name="Mpm1">
      <style:footer>
        <text:p text:style-name="MP1"><draw:frame draw:style-name="Mfr1" draw:name="Ramka3" text:anchor-type="paragraph" svg:y="0.002cm" draw:z-index="0"><draw:text-box fo:min-height="0.058cm" fo:min-width="0.041cm"><text:p text:style-name="Footer"><text:span text:style-name="Page_20_Number"><text:page-number text:select-page="current">0</text:page-number></text:span></text:p><text:p text:style-name="Footer"/></draw:text-box></draw:frame></text:p>
      </style:footer>
      <style:footer-first>
        <text:p text:style-name="Footer"/>
      </style:footer-first>
    </style:master-page>
    <style:master-page style:name="Konwertuj_20_3" style:display-name="Konwertuj 3" style:page-layout-name="Mpm1">
      <style:footer>
        <text:p text:style-name="MP1"><draw:frame draw:style-name="Mfr1" draw:name="Ramka4" text:anchor-type="paragraph" svg:y="0.002cm" draw:z-index="4"><draw:text-box fo:min-height="0.058cm" fo:min-width="0.041cm"><text:p text:style-name="Footer"><text:span text:style-name="Page_20_Number"><text:page-number text:select-page="current">vi</text:page-number></text:span></text:p><text:p text:style-name="Footer"/></draw:text-box></draw:frame></text:p>
      </style:footer>
    </style:master-page>
    <style:master-page style:name="Konwertuj_20_4" style:display-name="Konwertuj 4" style:page-layout-name="Mpm1">
      <style:footer>
        <text:p text:style-name="MP1"><draw:frame draw:style-name="Mfr1" draw:name="Ramka5" text:anchor-type="paragraph" svg:y="0.002cm" draw:z-index="5"><draw:text-box fo:min-height="0.058cm" fo:min-width="0.041cm"><text:p text:style-name="Footer"><text:span text:style-name="Page_20_Number"><text:page-number text:select-page="current">viii</text:page-number></text:span></text:p><text:p text:style-name="Footer"/></draw:text-box></draw:frame></text:p>
      </style:footer>
    </style:master-page>
    <style:master-page style:name="Konwertuj_20_5" style:display-name="Konwertuj 5" style:page-layout-name="Mpm1">
      <style:footer>
        <text:p text:style-name="MP1"><draw:frame draw:style-name="Mfr1" draw:name="Ramka6" text:anchor-type="paragraph" svg:y="0.002cm" draw:z-index="6"><draw:text-box fo:min-height="0.058cm" fo:min-width="0.041cm"><text:p text:style-name="Footer"><text:span text:style-name="Page_20_Number"><text:page-number text:select-page="current">ix</text:page-number></text:span></text:p><text:p text:style-name="Footer"/></draw:text-box></draw:frame></text:p>
      </style:footer>
    </style:master-page>
    <style:master-page style:name="Konwertuj_20_6" style:display-name="Konwertuj 6" style:page-layout-name="Mpm1">
      <style:footer>
        <text:p text:style-name="MP1"><draw:frame draw:style-name="Mfr1" draw:name="Ramka7" text:anchor-type="paragraph" svg:y="0.002cm" draw:z-index="7"><draw:text-box fo:min-height="0.058cm" fo:min-width="0.041cm"><text:p text:style-name="Footer"><text:span text:style-name="Page_20_Number"><text:page-number text:select-page="current">x</text:page-number></text:span></text:p><text:p text:style-name="Footer"/></draw:text-box></draw:frame></text:p>
      </style:footer>
    </style:master-page>
    <style:master-page style:name="Konwertuj_20_7" style:display-name="Konwertuj 7" style:page-layout-name="Mpm2">
      <style:footer>
        <text:p text:style-name="MP1"><draw:frame draw:style-name="Mfr1" draw:name="Ramka8" text:anchor-type="paragraph" svg:y="0.002cm" draw:z-index="9"><draw:text-box fo:min-height="0.058cm" fo:min-width="0.041cm"><text:p text:style-name="Footer"><text:span text:style-name="Page_20_Number"><text:page-number text:select-page="current">2</text:page-number></text:span></text:p><text:p text:style-name="Footer"/></draw:text-box></draw:frame></text:p>
      </style:footer>
    </style:master-page>
    <style:master-page style:name="Konwertuj_20_8" style:display-name="Konwertuj 8" style:page-layout-name="Mpm2">
      <style:footer>
        <text:p text:style-name="MP1"><draw:frame draw:style-name="Mfr1" draw:name="Ramka9" text:anchor-type="paragraph" svg:y="0.002cm" draw:z-index="14"><draw:text-box fo:min-height="0.058cm" fo:min-width="0.041cm"><text:p text:style-name="Footer"><text:span text:style-name="Page_20_Number"><text:page-number text:select-page="current">7</text:page-number></text:span></text:p><text:p text:style-name="Footer"/></draw:text-box></draw:frame></text:p>
      </style:footer>
    </style:master-page>
    <style:master-page style:name="Konwertuj_20_9" style:display-name="Konwertuj 9" style:page-layout-name="Mpm2">
      <style:footer>
        <text:p text:style-name="MP1"><draw:frame draw:style-name="Mfr1" draw:name="Ramka10" text:anchor-type="paragraph" svg:y="0.002cm" draw:z-index="0"><draw:text-box fo:min-height="0.058cm" fo:min-width="0.041cm"><text:p text:style-name="Footer"><text:span text:style-name="Page_20_Number"><text:page-number text:select-page="current">0</text:page-number></text:span></text:p><text:p text:style-name="Footer"/></draw:text-box></draw:frame></text:p>
      </style:footer>
    </style:master-page>
    <style:master-page style:name="Konwertuj_20_10" style:display-name="Konwertuj 10" style:page-layout-name="Mpm2">
      <style:footer>
        <text:p text:style-name="MP1"><draw:frame draw:style-name="Mfr1" draw:name="Ramka11" text:anchor-type="paragraph" svg:y="0.002cm" draw:z-index="15"><draw:text-box fo:min-height="0.058cm" fo:min-width="0.041cm"><text:p text:style-name="Footer"><text:span text:style-name="Page_20_Number"><text:page-number text:select-page="current">8</text:page-number></text:span></text:p><text:p text:style-name="Footer"/></draw:text-box></draw:frame></text:p>
      </style:footer>
    </style:master-page>
    <style:master-page style:name="Konwertuj_20_11" style:display-name="Konwertuj 11" style:page-layout-name="Mpm2">
      <style:footer>
        <text:p text:style-name="MP1"><draw:frame draw:style-name="Mfr1" draw:name="Ramka12" text:anchor-type="paragraph" svg:y="0.002cm" draw:z-index="16"><draw:text-box fo:min-height="0.058cm" fo:min-width="0.041cm"><text:p text:style-name="Footer"><text:span text:style-name="Page_20_Number"><text:page-number text:select-page="current">9</text:page-number></text:span></text:p><text:p text:style-name="Footer"/></draw:text-box></draw:frame></text:p>
      </style:footer>
    </style:master-page>
    <style:master-page style:name="Konwertuj_20_12" style:display-name="Konwertuj 12" style:page-layout-name="Mpm2">
      <style:footer>
        <text:p text:style-name="MP1"><draw:frame draw:style-name="Mfr1" draw:name="Ramka13" text:anchor-type="paragraph" svg:y="0.002cm" draw:z-index="19"><draw:text-box fo:min-height="0.058cm" fo:min-width="0.041cm"><text:p text:style-name="Footer"><text:span text:style-name="Page_20_Number"><text:page-number text:select-page="current">12</text:page-number></text:span></text:p><text:p text:style-name="Footer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acaDyplomowa</dc:title>
    <dc:subject>Szablon pracy dyplomowej WEIT, UZ</dc:subject>
    <meta:creation-date>2015-06-16T09:16:04.879312324</meta:creation-date>
    <dc:date>2015-06-16T21:45:58.647786695</dc:date>
    <meta:print-date>2010-11-17T09:05:00</meta:print-date>
    <meta:editing-cycles>29</meta:editing-cycles>
    <meta:editing-duration>PT4H51M30S</meta:editing-duration>
    <meta:generator>LibreOffice/4.3.3.2$Linux_X86_64 LibreOffice_project/430m0$Build-2</meta:generator>
    <meta:document-statistic meta:table-count="4" meta:image-count="0" meta:object-count="1" meta:page-count="22" meta:paragraph-count="211" meta:word-count="1319" meta:character-count="10421" meta:non-whitespace-character-count="9289"/>
  </office:meta>
</office:document-meta>
</file>